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58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5.2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14"/>
    <style:style style:name="ce6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_PFR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ransistor 3055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nto de funcionamento em repouso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8.022" calcext:value-type="float">
            <text:p>8.022</text:p>
          </table:table-cell>
          <table:table-cell office:value-type="string" calcext:value-type="string">
            <text:p>±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ss</text:p>
          </table:table-cell>
          <table:table-cell office:value-type="float" office:value="-8.006" calcext:value-type="float">
            <text:p>-8.006</text:p>
          </table:table-cell>
          <table:table-cell office:value-type="string" calcext:value-type="string">
            <text:p>±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42" calcext:value-type="float">
            <text:p>-0.42</text:p>
          </table:table-cell>
          <table:table-cell office:value-type="string" calcext:value-type="string">
            <text:p>±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574" calcext:value-type="float">
            <text:p>-0.574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.296" calcext:value-type="float">
            <text:p>-1.296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7.253" calcext:value-type="float">
            <text:p>-7.253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Corrente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</table:table-row>
      </table:table>
      <table:table table:name="B_Caract" table:style-name="ta1">
        <table:shapes>
          <draw:frame draw:z-index="0" draw:style-name="gr1" draw:text-style-name="P1" svg:width="15.999cm" svg:height="8.999cm" svg:x="15.565cm" svg:y="0.843cm">
            <draw:object draw:notify-on-update-of-ranges="B_Caract.A2:B_Caract.A18 B_Caract.B2:B_Caract.B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2" office:value-type="string" calcext:value-type="string">
            <text:p>11 – 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litude pk-pk ~</text:p>
          </table:table-cell>
          <table:table-cell table:number-columns-repeated="3"/>
        </table:table-row>
        <table:table-row table:style-name="ro1">
          <table:table-cell office:value-type="float" office:value="0.0033" calcext:value-type="float">
            <text:p>0.0033</text:p>
          </table:table-cell>
          <table:table-cell office:value-type="float" office:value="0.3028" calcext:value-type="float">
            <text:p>0.30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664" calcext:value-type="float">
            <text:p>0.66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.0109" calcext:value-type="float">
            <text:p>0.0109</text:p>
          </table:table-cell>
          <table:table-cell office:value-type="float" office:value="1.019" calcext:value-type="float">
            <text:p>1.0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.0144" calcext:value-type="float">
            <text:p>0.0144</text:p>
          </table:table-cell>
          <table:table-cell office:value-type="float" office:value="1.336" calcext:value-type="float">
            <text:p>1.33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.0185" calcext:value-type="float">
            <text:p>0.0185</text:p>
          </table:table-cell>
          <table:table-cell office:value-type="float" office:value="1.711" calcext:value-type="float">
            <text:p>1.71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.0234" calcext:value-type="float">
            <text:p>0.0234</text:p>
          </table:table-cell>
          <table:table-cell office:value-type="float" office:value="1.982" calcext:value-type="float">
            <text:p>1.98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0.0276" calcext:value-type="float">
            <text:p>0.0276</text:p>
          </table:table-cell>
          <table:table-cell office:value-type="float" office:value="2.318" calcext:value-type="float">
            <text:p>2.31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0.0323" calcext:value-type="float">
            <text:p>0.0323</text:p>
          </table:table-cell>
          <table:table-cell office:value-type="float" office:value="2.698" calcext:value-type="float">
            <text:p>2.698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0.0366" calcext:value-type="float">
            <text:p>0.0366</text:p>
          </table:table-cell>
          <table:table-cell office:value-type="float" office:value="3.072" calcext:value-type="float">
            <text:p>3.07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0.0411" calcext:value-type="float">
            <text:p>0.0411</text:p>
          </table:table-cell>
          <table:table-cell office:value-type="float" office:value="3.43" calcext:value-type="float">
            <text:p>3.4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.0456" calcext:value-type="float">
            <text:p>0.0456</text:p>
          </table:table-cell>
          <table:table-cell office:value-type="float" office:value="3.777" calcext:value-type="float">
            <text:p>3.777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0.0491" calcext:value-type="float">
            <text:p>0.0491</text:p>
          </table:table-cell>
          <table:table-cell office:value-type="float" office:value="4.02" calcext:value-type="float">
            <text:p>4.0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0531" calcext:value-type="float">
            <text:p>0.0531</text:p>
          </table:table-cell>
          <table:table-cell office:value-type="float" office:value="4.28" calcext:value-type="float">
            <text:p>4.28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0.0581" calcext:value-type="float">
            <text:p>0.0581</text:p>
          </table:table-cell>
          <table:table-cell office:value-type="float" office:value="4.57" calcext:value-type="float">
            <text:p>4.57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0.0676" calcext:value-type="float">
            <text:p>0.0676</text:p>
          </table:table-cell>
          <table:table-cell office:value-type="float" office:value="4.92" calcext:value-type="float">
            <text:p>4.9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0.0788" calcext:value-type="float">
            <text:p>0.0788</text:p>
          </table:table-cell>
          <table:table-cell office:value-type="float" office:value="5.23" calcext:value-type="float">
            <text:p>5.2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3" office:value-type="float" office:value="0.0835" calcext:value-type="float">
            <text:p>0.0835</text:p>
          </table:table-cell>
          <table:table-cell table:style-name="ce3" office:value-type="float" office:value="5.32" calcext:value-type="float">
            <text:p>5.32</text:p>
          </table:table-cell>
          <table:table-cell table:style-name="ce3" office:value-type="float" office:value="15.5" calcext:value-type="float">
            <text:p>15.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rrentes</text:p>
          </table:table-cell>
          <table:table-cell table:number-columns-repeated="2"/>
          <table:table-cell office:value-type="string" calcext:value-type="string">
            <text:p>dados do fit(tirando os ultimos 4 pontos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</table:table-row>
        <table:table-row table:style-name="ro1">
          <table:table-cell table:formula="of:=[.A2]/10" office:value-type="float" office:value="0.00033" calcext:value-type="float">
            <text:p/>
          </table:table-cell>
          <table:table-cell table:formula="of:=[.B2]/10" office:value-type="float" office:value="0.03028" calcext:value-type="float">
            <text:p/>
          </table:table-cell>
          <table:table-cell/>
          <table:table-cell office:value-type="string" calcext:value-type="string">
            <text:p>a(A)</text:p>
          </table:table-cell>
          <table:table-cell office:value-type="float" office:value="0.0139752" calcext:value-type="float">
            <text:p>0.0139752</text:p>
          </table:table-cell>
          <table:table-cell office:value-type="float" office:value="0.003043" calcext:value-type="float">
            <text:p>0.003043</text:p>
          </table:table-cell>
        </table:table-row>
        <table:table-row table:style-name="ro1">
          <table:table-cell table:formula="of:=[.A3]/10" office:value-type="float" office:value="0.0007" calcext:value-type="float">
            <text:p/>
          </table:table-cell>
          <table:table-cell table:formula="of:=[.B3]/10" office:value-type="float" office:value="0.0664" calcext:value-type="float">
            <text:p/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79.3415</text:p>
          </table:table-cell>
          <table:table-cell office:value-type="string" calcext:value-type="string">
            <text:p>0.9471</text:p>
          </table:table-cell>
        </table:table-row>
        <table:table-row table:style-name="ro1">
          <table:table-cell table:formula="of:=[.A4]/10" office:value-type="float" office:value="0.00109" calcext:value-type="float">
            <text:p/>
          </table:table-cell>
          <table:table-cell table:formula="of:=[.B4]/10" office:value-type="float" office:value="0.1019" calcext:value-type="float">
            <text:p/>
          </table:table-cell>
          <table:table-cell table:number-columns-repeated="4"/>
        </table:table-row>
        <table:table-row table:style-name="ro1">
          <table:table-cell table:formula="of:=[.A5]/10" office:value-type="float" office:value="0.00144" calcext:value-type="float">
            <text:p/>
          </table:table-cell>
          <table:table-cell table:formula="of:=[.B5]/10" office:value-type="float" office:value="0.1336" calcext:value-type="float">
            <text:p/>
          </table:table-cell>
          <table:table-cell table:number-columns-repeated="4"/>
        </table:table-row>
        <table:table-row table:style-name="ro1">
          <table:table-cell table:formula="of:=[.A6]/10" office:value-type="float" office:value="0.00185" calcext:value-type="float">
            <text:p/>
          </table:table-cell>
          <table:table-cell table:formula="of:=[.B6]/10" office:value-type="float" office:value="0.1711" calcext:value-type="float">
            <text:p/>
          </table:table-cell>
          <table:table-cell table:number-columns-repeated="4"/>
        </table:table-row>
        <table:table-row table:style-name="ro1">
          <table:table-cell table:formula="of:=[.A7]/10" office:value-type="float" office:value="0.00234" calcext:value-type="float">
            <text:p/>
          </table:table-cell>
          <table:table-cell table:formula="of:=[.B7]/10" office:value-type="float" office:value="0.1982" calcext:value-type="float">
            <text:p/>
          </table:table-cell>
          <table:table-cell/>
          <table:table-cell office:value-type="string" calcext:value-type="string">
            <text:p>CÁLCULO DO VOMAX TEORICO</text:p>
          </table:table-cell>
          <table:table-cell table:number-columns-repeated="2"/>
        </table:table-row>
        <table:table-row table:style-name="ro1">
          <table:table-cell table:formula="of:=[.A8]/10" office:value-type="float" office:value="0.00276" calcext:value-type="float">
            <text:p/>
          </table:table-cell>
          <table:table-cell table:formula="of:=[.B8]/10" office:value-type="float" office:value="0.2318" calcext:value-type="float">
            <text:p/>
          </table:table-cell>
          <table:table-cell/>
          <table:table-cell office:value-type="string" calcext:value-type="string">
            <text:p>vomax(v)</text:p>
          </table:table-cell>
          <table:table-cell table:formula="of:=8.01-1.1" office:value-type="float" office:value="6.91" calcext:value-type="float">
            <text:p/>
          </table:table-cell>
          <table:table-cell/>
        </table:table-row>
        <table:table-row table:style-name="ro1">
          <table:table-cell table:formula="of:=[.A9]/10" office:value-type="float" office:value="0.00323" calcext:value-type="float">
            <text:p/>
          </table:table-cell>
          <table:table-cell table:formula="of:=[.B9]/10" office:value-type="float" office:value="0.2698" calcext:value-type="float">
            <text:p/>
          </table:table-cell>
          <table:table-cell table:number-columns-repeated="4"/>
        </table:table-row>
        <table:table-row table:style-name="ro1">
          <table:table-cell table:formula="of:=[.A10]/10" office:value-type="float" office:value="0.00366" calcext:value-type="float">
            <text:p/>
          </table:table-cell>
          <table:table-cell table:formula="of:=[.B10]/10" office:value-type="float" office:value="0.3072" calcext:value-type="float">
            <text:p/>
          </table:table-cell>
          <table:table-cell table:number-columns-repeated="4"/>
        </table:table-row>
        <table:table-row table:style-name="ro1">
          <table:table-cell table:formula="of:=[.A11]/10" office:value-type="float" office:value="0.00411" calcext:value-type="float">
            <text:p/>
          </table:table-cell>
          <table:table-cell table:formula="of:=[.B11]/10" office:value-type="float" office:value="0.343" calcext:value-type="float">
            <text:p/>
          </table:table-cell>
          <table:table-cell table:number-columns-repeated="4"/>
        </table:table-row>
        <table:table-row table:style-name="ro1">
          <table:table-cell table:formula="of:=[.A12]/10" office:value-type="float" office:value="0.00456" calcext:value-type="float">
            <text:p/>
          </table:table-cell>
          <table:table-cell table:formula="of:=[.B12]/10" office:value-type="float" office:value="0.3777" calcext:value-type="float">
            <text:p/>
          </table:table-cell>
          <table:table-cell table:number-columns-repeated="4"/>
        </table:table-row>
        <table:table-row table:style-name="ro1">
          <table:table-cell table:formula="of:=[.A13]/10" office:value-type="float" office:value="0.00491" calcext:value-type="float">
            <text:p/>
          </table:table-cell>
          <table:table-cell table:formula="of:=[.B13]/10" office:value-type="float" office:value="0.402" calcext:value-type="float">
            <text:p/>
          </table:table-cell>
          <table:table-cell table:number-columns-repeated="4"/>
        </table:table-row>
        <table:table-row table:style-name="ro1">
          <table:table-cell table:formula="of:=[.A14]/10" office:value-type="float" office:value="0.00531" calcext:value-type="float">
            <text:p/>
          </table:table-cell>
          <table:table-cell table:formula="of:=[.B14]/10" office:value-type="float" office:value="0.428" calcext:value-type="float">
            <text:p/>
          </table:table-cell>
          <table:table-cell table:number-columns-repeated="4"/>
        </table:table-row>
        <table:table-row table:style-name="ro1">
          <table:table-cell table:formula="of:=[.A15]/10" office:value-type="float" office:value="0.00581" calcext:value-type="float">
            <text:p/>
          </table:table-cell>
          <table:table-cell table:formula="of:=[.B15]/10" office:value-type="float" office:value="0.457" calcext:value-type="float">
            <text:p/>
          </table:table-cell>
          <table:table-cell table:number-columns-repeated="4"/>
        </table:table-row>
        <table:table-row table:style-name="ro1">
          <table:table-cell table:formula="of:=[.A16]/10" office:value-type="float" office:value="0.00676" calcext:value-type="float">
            <text:p/>
          </table:table-cell>
          <table:table-cell table:formula="of:=[.B16]/10" office:value-type="float" office:value="0.492" calcext:value-type="float">
            <text:p/>
          </table:table-cell>
          <table:table-cell table:number-columns-repeated="4"/>
        </table:table-row>
        <table:table-row table:style-name="ro1">
          <table:table-cell table:formula="of:=[.A17]/10" office:value-type="float" office:value="0.00788" calcext:value-type="float">
            <text:p/>
          </table:table-cell>
          <table:table-cell table:formula="of:=[.B17]/10" office:value-type="float" office:value="0.523" calcext:value-type="float">
            <text:p/>
          </table:table-cell>
          <table:table-cell table:number-columns-repeated="4"/>
        </table:table-row>
        <table:table-row table:style-name="ro1">
          <table:table-cell table:formula="of:=[.A18]/10" office:value-type="float" office:value="0.00835" calcext:value-type="float">
            <text:p/>
          </table:table-cell>
          <table:table-cell table:formula="of:=[.B18]/10" office:value-type="float" office:value="0.532" calcext:value-type="float">
            <text:p/>
          </table:table-cell>
          <table:table-cell table:number-columns-repeated="4"/>
        </table:table-row>
      </table:table>
      <table:table table:name="C_Potencias" table:style-name="ta1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otencia AF</text:p>
          </table:table-cell>
          <table:table-cell table:number-columns-repeated="4"/>
          <table:table-cell office:value-type="string" calcext:value-type="string">
            <text:p>\p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Y1 entrada pk-pk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Y2 saida pk-pk</text:p>
          </table:table-cell>
          <table:table-cell office:value-type="float" office:value="12.7" calcext:value-type="float">
            <text:p>12.7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otência fornecida pela fonte negativa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string" calcext:value-type="string">
            <text:p>Tensão DC</text:p>
          </table:table-cell>
          <table:table-cell table:style-name="ce3" office:value-type="float" office:value="8.013" calcext:value-type="float">
            <text:p>8.01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ver coment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rrente DC</text:p>
          </table:table-cell>
          <table:table-cell office:value-type="float" office:value="1.3" calcext:value-type="float">
            <text:p>1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otência fornecida pela fonte postiva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ensão DC</text:p>
          </table:table-cell>
          <table:table-cell office:value-type="float" office:value="8.037" calcext:value-type="float">
            <text:p>8.03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rrente DC</text:p>
          </table:table-cell>
          <table:table-cell office:value-type="float" office:value="0.6" calcext:value-type="float">
            <text:p>0.6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ransistores</text:p>
          </table:table-cell>
          <table:table-cell office:value-type="string" calcext:value-type="string">
            <text:p>v0=vomax/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6.35" calcext:value-type="float">
            <text:p>6.35</text:p>
          </table:table-cell>
          <table:table-cell/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6.28" calcext:value-type="float">
            <text:p>6.28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*repetimos a mediçao no fi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ce2</text:p>
          </table:table-cell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.02" calcext:value-type="float">
            <text:p>1.0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&lt;vo&gt; osciloscopio</text:p>
          </table:table-cell>
          <table:table-cell office:value-type="float" office:value="-0.95337" calcext:value-type="float">
            <text:p>-0.953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lt;vo&gt; multimetro</text:p>
          </table:table-cell>
          <table:table-cell office:value-type="float" office:value="-0.98" calcext:value-type="float">
            <text:p>-0.9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fonte+ (W)</text:p>
          </table:table-cell>
          <table:table-cell table:formula="of:=[.E11]*[.E12]" office:value-type="float" office:value="4.8222" calcext:value-type="float">
            <text:p/>
          </table:table-cell>
          <table:table-cell table:formula="of:=[.E11]*[.F12]+[.E12]*[.F11]" office:value-type="float" office:value="0.24231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fonte- (W)</text:p>
          </table:table-cell>
          <table:table-cell table:formula="of:=[.E7]*[.E8]" office:value-type="float" office:value="10.4169" calcext:value-type="float">
            <text:p/>
          </table:table-cell>
          <table:table-cell table:formula="of:=[.E7]*[.F8]+[.E8]*[.F7]" office:value-type="float" office:value="0.09313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1(W) osciloscopio</text:p>
          </table:table-cell>
          <table:table-cell table:formula="of:=[.E12]*([.E11]-[.E19])" office:value-type="float" office:value="5.394222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1(W) multimetro</text:p>
          </table:table-cell>
          <table:table-cell table:formula="of:=[.E12]*([.E11]-[.E20])" office:value-type="float" office:value="5.4102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2(W) osciloscopio</text:p>
          </table:table-cell>
          <table:table-cell table:formula="of:=[.E18]*[.E11]+[.E19]*([.E11]/10-[.E18])-((([.E15]+[.E16])/2)^2/8+[.E19]^2)/10" office:value-type="float" office:value="7.81457218281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2(W) multimetro</text:p>
          </table:table-cell>
          <table:table-cell table:formula="of:=[.E18]*[.E11]+[.E20]*([.E11]/10-[.E18])-((([.E15]+[.E16])/2)^2/8+[.E20]^2)/10" office:value-type="float" office:value="7.8151836875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otencia dissipada pelos tran</text:p>
          </table:table-cell>
          <table:table-cell table:formula="of:=[.E28]+[.E25]" office:value-type="float" office:value="13.20879418281" calcext:value-type="float">
            <text:p/>
          </table:table-cell>
          <table:table-cell/>
          <table:table-cell office:value-type="string" calcext:value-type="string">
            <text:p>rendimento</text:p>
          </table:table-cell>
          <table:table-cell table:formula="of:=((([.E15]+[.E16])/2)^2/8+[.E19]^2)*0.1/[.E32]*100" office:value-type="float" office:value="3.86756270508101" calcext:value-type="float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Potencia fornecida pela fonte</text:p>
          </table:table-cell>
          <table:table-cell table:formula="of:=[.E22]+[.E23]" office:value-type="float" office:value="15.2391" calcext:value-type="float">
            <text:p/>
          </table:table-cell>
          <table:table-cell table:number-columns-repeated="3"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Transistores</text:p>
          </table:table-cell>
          <table:table-cell office:value-type="string" calcext:value-type="string">
            <text:p>v0=voma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12.7" calcext:value-type="float">
            <text:p>12.7</text:p>
          </table:table-cell>
          <table:table-cell/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*repetimos a mediçao no fi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ce2</text:p>
          </table:table-cell>
          <table:table-cell office:value-type="float" office:value="7.06" calcext:value-type="float">
            <text:p>7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93" calcext:value-type="float">
            <text:p>0.9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&lt;vo&gt; osciloscopio</text:p>
          </table:table-cell>
          <table:table-cell office:value-type="float" office:value="-0.92613" calcext:value-type="float">
            <text:p>-0.926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lt;vo&gt; multimetro</text:p>
          </table:table-cell>
          <table:table-cell office:value-type="float" office:value="-0.95" calcext:value-type="float">
            <text:p>-0.9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&lt;iovo&gt; osciloscopio (W)</text:p>
          </table:table-cell>
          <table:table-cell table:formula="of:=[.E44]^2/10" office:value-type="float" office:value="0.08577167769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lt;iovo&gt; multimetro(W)</text:p>
          </table:table-cell>
          <table:table-cell table:formula="of:=[.E45]^2/10" office:value-type="float" office:value="0.09025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fonte+ (W)</text:p>
          </table:table-cell>
          <table:table-cell table:formula="of:=[.E11]*[.E12]" office:value-type="float" office:value="4.8222" calcext:value-type="float">
            <text:p/>
          </table:table-cell>
          <table:table-cell table:formula="of:=[.E11]*[.F12]+[.E12]*[.F11]" office:value-type="float" office:value="0.24231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fonte- (W)</text:p>
          </table:table-cell>
          <table:table-cell table:formula="of:=[.E7]*[.E8]" office:value-type="float" office:value="10.4169" calcext:value-type="float">
            <text:p/>
          </table:table-cell>
          <table:table-cell table:formula="of:=[.E7]*[.F8]+[.E8]*[.F7]" office:value-type="float" office:value="0.09313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1(W) osciloscopio</text:p>
          </table:table-cell>
          <table:table-cell table:formula="of:=[.E12]*([.E11]-[.E44])" office:value-type="float" office:value="5.377878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1(W) multimetro</text:p>
          </table:table-cell>
          <table:table-cell table:formula="of:=[.E12]*([.E11]-[.E45])" office:value-type="float" office:value="5.3922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2(W) osciloscopio</text:p>
          </table:table-cell>
          <table:table-cell table:formula="of:=[.E43]*[.E11]+[.E44]*([.E11]/10-[.E43])-((([.E40]+[.E41])/2)^2/8+[.E44]^2)/10" office:value-type="float" office:value="5.52110854131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2(W) multimetro</text:p>
          </table:table-cell>
          <table:table-cell table:formula="of:=[.E43]*[.E11]+[.E45]*([.E11]/10-[.E43])-(((([.E40]+[.E41])/2)^2)/8+[.E45]^2)/10" office:value-type="float" office:value="5.519645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otencia fornecida pela fonte</text:p>
          </table:table-cell>
          <table:table-cell table:formula="of:=[.E51]+[.E50]" office:value-type="float" office:value="15.2391" calcext:value-type="float">
            <text:p/>
          </table:table-cell>
          <table:table-cell/>
          <table:table-cell office:value-type="string" calcext:value-type="string">
            <text:p>rendimento</text:p>
          </table:table-cell>
          <table:table-cell table:formula="of:=(((([.E40]+[.E41])/2)^2/8+[.E44]^2)/10)/[.E32]*100" office:value-type="float" office:value="13.5852621066205" calcext:value-type="float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Potencia dissipada pelos tran</text:p>
          </table:table-cell>
          <table:table-cell table:formula="of:=[.E53]+[.E56]" office:value-type="float" office:value="10.89898654131" calcext:value-type="float">
            <text:p/>
          </table:table-cell>
          <table:table-cell table:number-columns-repeated="3"/>
        </table:table-row>
      </table:table>
      <table:table table:name="D_Impedâncias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\pm</text:p>
          </table:table-cell>
          <table:table-cell/>
          <table:table-cell office:value-type="string" calcext:value-type="string">
            <text:p>Impedancias</text:p>
          </table:table-cell>
          <table:table-cell office:value-type="string" calcext:value-type="string">
            <text:p>erro</text:p>
          </table:table-cell>
        </table:table-row>
        <table:table-row table:style-name="ro1">
          <table:table-cell/>
          <table:table-cell office:value-type="string" calcext:value-type="string">
            <text:p>tensão multimetro ~ eficaz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V</text:p>
          </table:table-cell>
          <table:table-cell table:formula="of:=[.C2]/[.C3]" office:value-type="float" office:value="2570.58823529412" calcext:value-type="float">
            <text:p/>
          </table:table-cell>
          <table:table-cell table:formula="of:=[.D2]*10^-3/([.C3]*10^-3)+[.D3]*10^-3*[.C2]*10^-3/([.C3]*10^-3)^2" office:value-type="float" office:value="78.5467128027682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corrente multimetro ~ eficaz</text:p>
          </table:table-cell>
          <table:table-cell office:value-type="float" office:value="0.34" calcext:value-type="float">
            <text:p>0.3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rga 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\Omega</text:p>
          </table:table-cell>
          <table:table-cell table:formula="of:=([.C8]*[.C6]*(1-[.C9]/[.C7])/([.C6]*[.C9]/[.C7]-[.C8]))" office:value-type="float" office:value="0.830090791180287" calcext:value-type="float">
            <text:p/>
          </table:table-cell>
          <table:table-cell table:formula="of:=ABS((-[.C6]*[.C8]*[.C9]*(1-[.C9]/[.C6])/([.C7]*(-[.C8]+[.C6]*[.C9]/[.C7])^2)+[.C8]*(1-[.C9]/[.C7])/(-[.C8]+[.C6]*[.C9]/[.C7]))*[.D6]+([.C6]*[.C8]*(1-[.C9]/[.C7])/(-[.C8]+[.C6]*[.C9]/[.C7])^2+[.C6]*(1-[.C9]/[.C7])/(-[.C8]+[.C6]*[.C9]/[.C7]))*[.D8]+([.C6]^2*[.C8]*[.C9]*(1-[.C9]/[.C7])/([.C7]^2*(-[.C8]+[.C6]*[.C9]/[.C7])^2)+[.C6]*[.C8]*[.C9]/([.C7]^2*(-[.C8]+[.C6]*[.C9]/[.C7])))*[.D7]+([.C6]^2*[.C8]*(1-[.C9]/[.C7])/([.C7]*(-[.C8]+[.C6]*[.C9]/[.C7])^2)+[.C6]*[.C8]/([.C7]*(-[.C8]+[.C6]*[.C9]/[.C7])))*[.D9])" office:value-type="float" office:value="0.992138673139974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Tensão 1 ~ eficaz</text:p>
          </table:table-cell>
          <table:table-cell office:value-type="float" office:value="0.851" calcext:value-type="float">
            <text:p>0.85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rga 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\Omega</text:p>
          </table:table-cell>
          <table:table-cell table:formula="of:=[.C6]*([.C7]-[.C9])/([.C6]-[.C8])/([.C7]/[.C6]-([.C7]-[.C9])/([.C6]-[.C8]))" office:value-type="float" office:value="1.03761348897536" calcext:value-type="float">
            <text:p/>
          </table:table-cell>
          <table:table-cell table:formula="of:=ABS(([.C6]*([.C7]-[.C9])*(-2*[.C8]*[.C7]+[.C6]*[.C9]))*[.D6]/([.C8]*[.C7]-[.C6]*[.C9])^2+[.C6]^2*([.C6]-[.C8])*[.C9]*[.D7]/([.C8]*[.C6]-[.C7]*[.C9])^2+[.C6]^2*(-[.C6]+[.C8])*[.C7]*[.D9]/([.C8]*[.C7]-[.C6]*[.C9])^2+[.C6]^2*[.C7]*([.C7]-[.C9])*[.D9]/([.C9]*[.C7]-[.C6]*[.C8])^2)" office:value-type="float" office:value="0.750965710559687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Tensão 2 ~ eficaz</text:p>
          </table:table-cell>
          <table:table-cell office:value-type="float" office:value="0.835" calcext:value-type="float">
            <text:p>0.83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C8]*([.C9]-[.C7])/([.C8]-[.C6])/([.C9]/[.C8]-([.C9]-[.C7])/([.C8]-[.C6]))" office:value-type="float" office:value="0.664072632944229" calcext:value-type="float">
            <text:p/>
          </table:table-cell>
          <table:table-cell table:formula="of:=([.C8]*([.C9]-[.C7])*(-2*[.C6]*[.C9]+[.C8]*[.C7])*[.D8]/([.C6]*[.C9]-[.C8]*[.C7])^2+[.C8]^2*([.C8]-[.C6])*[.C7]*[.D9]/([.C6]*[.C9]-[.C8]*[.C7])^2+[.C8]^2*(-[.C8]+[.C6])*[.C9]*[.D7]/([.C6]*[.C9]-[.C8]*[.C7])^2+[.C8]^2*[.C9]*([.C9]-[.C7])*[.D6]/([.C6]*[.C9]-[.C8]*[.C7])^2)" office:value-type="float" office:value="0.00867773252517914" calcext:value-type="float">
            <text:p/>
          </table:table-cell>
        </table:table-row>
      </table:table>
      <table:table table:name="E_freq" table:style-name="ta1">
        <table:shapes>
          <draw:frame draw:z-index="0" draw:style-name="gr1" draw:text-style-name="P1" svg:width="15.999cm" svg:height="8.999cm" svg:x="0.791cm" svg:y="10.325cm">
            <draw:object draw:notify-on-update-of-ranges="E_freq.G2:E_freq.G22 E_freq.H2:E_freq.H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iRi</text:p>
          </table:table-cell>
          <table:table-cell office:value-type="string" calcext:value-type="string">
            <text:p>\pm</text:p>
          </table:table-cell>
          <table:table-cell office:value-type="string" calcext:value-type="string">
            <text:p>IoRo</text:p>
          </table:table-cell>
          <table:table-cell office:value-type="string" calcext:value-type="string">
            <text:p>\pm</text:p>
          </table:table-cell>
          <table:table-cell table:number-columns-repeated="5"/>
          <table:table-cell office:value-type="string" calcext:value-type="string">
            <text:p>R (\omega)</text:p>
          </table:table-cell>
          <table:table-cell office:value-type="string" calcext:value-type="string">
            <text:p>\pm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office:value-type="float" office:value="0.16" calcext:value-type="float">
            <text:p>0.16</text:p>
          </table:table-cell>
          <table:table-cell office:value-type="float" office:value="10.6" calcext:value-type="float">
            <text:p>10.6</text:p>
          </table:table-cell>
          <table:table-cell office:value-type="float" office:value="0.16" calcext:value-type="float">
            <text:p>0.16</text:p>
          </table:table-cell>
          <table:table-cell table:formula="of:=(([.B2]/70.2)/([.D2]/6.9))^-1" office:value-type="float" office:value="89.8695652173913" calcext:value-type="float">
            <text:p/>
          </table:table-cell>
          <table:table-cell table:style-name="ce5" table:formula="of:=LOG10([.A2])" office:value-type="float" office:value="2" calcext:value-type="float">
            <text:p/>
          </table:table-cell>
          <table:table-cell table:style-name="ce6" table:formula="of:=LOG10([.F2])" office:value-type="float" office:value="1.9536126406097" calcext:value-type="float">
            <text:p/>
          </table:table-cell>
          <table:table-cell table:formula="of:=-[.$L$2]/([.$K$2]*LN(10))+[.C2]/([.B2]*LN(10))-[.E2]/([.D2]*LN(10))+[.$L$3]/([.$K$3]*LN(10))" office:value-type="float" office:value="0.0570260123323566" calcext:value-type="float">
            <text:p/>
          </table:table-cell>
          <table:table-cell office:value-type="string" calcext:value-type="string">
            <text:p>Ri</text:p>
          </table:table-cell>
          <table:table-cell office:value-type="float" office:value="70.2" calcext:value-type="float">
            <text:p>70.2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" calcext:value-type="float">
            <text:p>1.2</text:p>
          </table:table-cell>
          <table:table-cell table:formula="of:=[.C2]" office:value-type="float" office:value="0.16" calcext:value-type="float">
            <text:p/>
          </table:table-cell>
          <table:table-cell office:value-type="float" office:value="10.8" calcext:value-type="float">
            <text:p>10.8</text:p>
          </table:table-cell>
          <table:table-cell table:formula="of:=[.E2]" office:value-type="float" office:value="0.16" calcext:value-type="float">
            <text:p/>
          </table:table-cell>
          <table:table-cell table:formula="of:=(([.B3]/70.2)/([.D3]/6.9))^-1" office:value-type="float" office:value="91.5652173913044" calcext:value-type="float">
            <text:p/>
          </table:table-cell>
          <table:table-cell table:style-name="ce5" table:formula="of:=LOG10([.A3])" office:value-type="float" office:value="2.30102999566398" calcext:value-type="float">
            <text:p/>
          </table:table-cell>
          <table:table-cell table:style-name="ce6" table:formula="of:=LOG10([.F3])" office:value-type="float" office:value="1.96173053083187" calcext:value-type="float">
            <text:p/>
          </table:table-cell>
          <table:table-cell table:formula="of:=-[.$L$2]/([.$K$2]*LN(10))+[.C3]/([.B3]*LN(10))-[.E3]/([.D3]*LN(10))+[.$L$3]/([.$K$3]*LN(10))" office:value-type="float" office:value="0.0571474084139508" calcext:value-type="float">
            <text:p/>
          </table:table-cell>
          <table:table-cell office:value-type="string" calcext:value-type="string">
            <text:p>Ro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04" calcext:value-type="float">
            <text:p>1.04</text:p>
          </table:table-cell>
          <table:table-cell table:formula="of:=[.C3]" office:value-type="float" office:value="0.16" calcext:value-type="float">
            <text:p/>
          </table:table-cell>
          <table:table-cell office:value-type="float" office:value="11.2" calcext:value-type="float">
            <text:p>11.2</text:p>
          </table:table-cell>
          <table:table-cell table:formula="of:=[.E3]" office:value-type="float" office:value="0.16" calcext:value-type="float">
            <text:p/>
          </table:table-cell>
          <table:table-cell table:formula="of:=(([.B4]/70.2)/([.D4]/6.9))^-1" office:value-type="float" office:value="109.565217391304" calcext:value-type="float">
            <text:p/>
          </table:table-cell>
          <table:table-cell table:style-name="ce5" table:formula="of:=LOG10([.A4])" office:value-type="float" office:value="2.60205999132796" calcext:value-type="float">
            <text:p/>
          </table:table-cell>
          <table:table-cell table:style-name="ce6" table:formula="of:=LOG10([.F4])" office:value-type="float" office:value="2.03967270476395" calcext:value-type="float">
            <text:p/>
          </table:table-cell>
          <table:table-cell table:formula="of:=-[.$L$2]/([.$K$2]*LN(10))+[.C4]/([.B4]*LN(10))-[.E4]/([.D4]*LN(10))+[.$L$3]/([.$K$3]*LN(10))" office:value-type="float" office:value="0.066285798611101" calcext:value-type="float">
            <text:p/>
          </table:table-cell>
          <table:table-cell table:number-columns-repeated="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6" calcext:value-type="float">
            <text:p>0.96</text:p>
          </table:table-cell>
          <table:table-cell table:formula="of:=[.C4]" office:value-type="float" office:value="0.16" calcext:value-type="float">
            <text:p/>
          </table:table-cell>
          <table:table-cell office:value-type="float" office:value="11.4" calcext:value-type="float">
            <text:p>11.4</text:p>
          </table:table-cell>
          <table:table-cell table:formula="of:=[.E4]" office:value-type="float" office:value="0.16" calcext:value-type="float">
            <text:p/>
          </table:table-cell>
          <table:table-cell table:formula="of:=(([.B5]/70.2)/([.D5]/6.9))^-1" office:value-type="float" office:value="120.815217391304" calcext:value-type="float">
            <text:p/>
          </table:table-cell>
          <table:table-cell table:style-name="ce5" table:formula="of:=LOG10([.A5])" office:value-type="float" office:value="2.77815125038364" calcext:value-type="float">
            <text:p/>
          </table:table-cell>
          <table:table-cell table:style-name="ce6" table:formula="of:=LOG10([.F5])" office:value-type="float" office:value="2.08212163968945" calcext:value-type="float">
            <text:p/>
          </table:table-cell>
          <table:table-cell table:formula="of:=-[.$L$2]/([.$K$2]*LN(10))+[.C5]/([.B5]*LN(10))-[.E5]/([.D5]*LN(10))+[.$L$3]/([.$K$3]*LN(10))" office:value-type="float" office:value="0.0719625223190325" calcext:value-type="float">
            <text:p/>
          </table:table-cell>
          <table:table-cell table:number-columns-repeated="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04" calcext:value-type="float">
            <text:p>1.04</text:p>
          </table:table-cell>
          <table:table-cell table:formula="of:=[.C5]" office:value-type="float" office:value="0.16" calcext:value-type="float">
            <text:p/>
          </table:table-cell>
          <table:table-cell office:value-type="float" office:value="11.7" calcext:value-type="float">
            <text:p>11.7</text:p>
          </table:table-cell>
          <table:table-cell table:formula="of:=[.E5]" office:value-type="float" office:value="0.16" calcext:value-type="float">
            <text:p/>
          </table:table-cell>
          <table:table-cell table:formula="of:=(([.B6]/70.2)/([.D6]/6.9))^-1" office:value-type="float" office:value="114.45652173913" calcext:value-type="float">
            <text:p/>
          </table:table-cell>
          <table:table-cell table:style-name="ce5" table:formula="of:=LOG10([.A6])" office:value-type="float" office:value="2.90308998699194" calcext:value-type="float">
            <text:p/>
          </table:table-cell>
          <table:table-cell table:style-name="ce6" table:formula="of:=LOG10([.F6])" office:value-type="float" office:value="2.05864054383993" calcext:value-type="float">
            <text:p/>
          </table:table-cell>
          <table:table-cell table:formula="of:=-[.$L$2]/([.$K$2]*LN(10))+[.C6]/([.B6]*LN(10))-[.E6]/([.D6]*LN(10))+[.$L$3]/([.$K$3]*LN(10))" office:value-type="float" office:value="0.06655093565744" calcext:value-type="float">
            <text:p/>
          </table:table-cell>
          <table:table-cell table:number-columns-repeated="6"/>
        </table:table-row>
        <table:table-row table:style-name="ro1">
          <table:table-cell table:formula="of:=[.A2]*10" office:value-type="float" office:value="1000" calcext:value-type="float">
            <text:p/>
          </table:table-cell>
          <table:table-cell office:value-type="float" office:value="0.8" calcext:value-type="float">
            <text:p>0.8</text:p>
          </table:table-cell>
          <table:table-cell table:formula="of:=[.C6]" office:value-type="float" office:value="0.16" calcext:value-type="float">
            <text:p/>
          </table:table-cell>
          <table:table-cell office:value-type="float" office:value="12.1" calcext:value-type="float">
            <text:p>12.1</text:p>
          </table:table-cell>
          <table:table-cell table:formula="of:=[.E6]" office:value-type="float" office:value="0.16" calcext:value-type="float">
            <text:p/>
          </table:table-cell>
          <table:table-cell table:formula="of:=(([.B7]/70.2)/([.D7]/6.9))^-1" office:value-type="float" office:value="153.880434782609" calcext:value-type="float">
            <text:p/>
          </table:table-cell>
          <table:table-cell table:style-name="ce5" table:formula="of:=LOG10([.A7])" office:value-type="float" office:value="3" calcext:value-type="float">
            <text:p/>
          </table:table-cell>
          <table:table-cell table:style-name="ce6" table:formula="of:=LOG10([.F7])" office:value-type="float" office:value="2.18718340471706" calcext:value-type="float">
            <text:p/>
          </table:table-cell>
          <table:table-cell table:formula="of:=-[.$L$2]/([.$K$2]*LN(10))+[.C7]/([.B7]*LN(10))-[.E7]/([.D7]*LN(10))+[.$L$3]/([.$K$3]*LN(10))" office:value-type="float" office:value="0.0867916292478733" calcext:value-type="float">
            <text:p/>
          </table:table-cell>
          <table:table-cell table:number-columns-repeated="6"/>
        </table:table-row>
        <table:table-row table:style-name="ro1">
          <table:table-cell table:formula="of:=[.A3]*10" office:value-type="float" office:value="2000" calcext:value-type="float">
            <text:p/>
          </table:table-cell>
          <table:table-cell office:value-type="float" office:value="0.64" calcext:value-type="float">
            <text:p>0.64</text:p>
          </table:table-cell>
          <table:table-cell table:formula="of:=[.C7]" office:value-type="float" office:value="0.16" calcext:value-type="float">
            <text:p/>
          </table:table-cell>
          <table:table-cell office:value-type="float" office:value="12.4" calcext:value-type="float">
            <text:p>12.4</text:p>
          </table:table-cell>
          <table:table-cell table:formula="of:=[.E7]" office:value-type="float" office:value="0.16" calcext:value-type="float">
            <text:p/>
          </table:table-cell>
          <table:table-cell table:formula="of:=(([.B8]/70.2)/([.D8]/6.9))^-1" office:value-type="float" office:value="197.119565217391" calcext:value-type="float">
            <text:p/>
          </table:table-cell>
          <table:table-cell table:style-name="ce5" table:formula="of:=LOG10([.A8])" office:value-type="float" office:value="3.30102999566398" calcext:value-type="float">
            <text:p/>
          </table:table-cell>
          <table:table-cell table:style-name="ce6" table:formula="of:=LOG10([.F8])" office:value-type="float" office:value="2.2947297325709" calcext:value-type="float">
            <text:p/>
          </table:table-cell>
          <table:table-cell table:formula="of:=-[.$L$2]/([.$K$2]*LN(10))+[.C8]/([.B8]*LN(10))-[.E8]/([.D8]*LN(10))+[.$L$3]/([.$K$3]*LN(10))" office:value-type="float" office:value="0.108645290527329" calcext:value-type="float">
            <text:p/>
          </table:table-cell>
          <table:table-cell office:value-type="string" calcext:value-type="string">
            <text:p>Patamar</text:p>
          </table:table-cell>
          <table:table-cell table:formula="of:=MEDIAN([.F2:.F6])" office:value-type="float" office:value="109.565217391304" calcext:value-type="float">
            <text:p/>
          </table:table-cell>
          <table:table-cell table:number-columns-repeated="4"/>
        </table:table-row>
        <table:table-row table:style-name="ro1">
          <table:table-cell table:formula="of:=[.A4]*10" office:value-type="float" office:value="4000" calcext:value-type="float">
            <text:p/>
          </table:table-cell>
          <table:table-cell office:value-type="float" office:value="0.56" calcext:value-type="float">
            <text:p>0.56</text:p>
          </table:table-cell>
          <table:table-cell table:formula="of:=[.C8]" office:value-type="float" office:value="0.16" calcext:value-type="float">
            <text:p/>
          </table:table-cell>
          <table:table-cell office:value-type="float" office:value="12.9" calcext:value-type="float">
            <text:p>12.9</text:p>
          </table:table-cell>
          <table:table-cell table:formula="of:=[.E8]" office:value-type="float" office:value="0.16" calcext:value-type="float">
            <text:p/>
          </table:table-cell>
          <table:table-cell table:formula="of:=(([.B9]/70.2)/([.D9]/6.9))^-1" office:value-type="float" office:value="234.363354037267" calcext:value-type="float">
            <text:p/>
          </table:table-cell>
          <table:table-cell table:style-name="ce5" table:formula="of:=LOG10([.A9])" office:value-type="float" office:value="3.60205999132796" calcext:value-type="float">
            <text:p/>
          </table:table-cell>
          <table:table-cell table:style-name="ce6" table:formula="of:=LOG10([.F9])" office:value-type="float" office:value="2.3698897046856" calcext:value-type="float">
            <text:p/>
          </table:table-cell>
          <table:table-cell table:formula="of:=-[.$L$2]/([.$K$2]*LN(10))+[.C9]/([.B9]*LN(10))-[.E9]/([.D9]*LN(10))+[.$L$3]/([.$K$3]*LN(10))" office:value-type="float" office:value="0.124373009279497" calcext:value-type="float">
            <text:p/>
          </table:table-cell>
          <table:table-cell office:value-type="string" calcext:value-type="string">
            <text:p>-3dB</text:p>
          </table:table-cell>
          <table:table-cell office:value-type="float" office:value="77.56" calcext:value-type="float">
            <text:p>77.56</text:p>
          </table:table-cell>
          <table:table-cell table:number-columns-repeated="4"/>
        </table:table-row>
        <table:table-row table:style-name="ro1">
          <table:table-cell table:formula="of:=[.A5]*10" office:value-type="float" office:value="6000" calcext:value-type="float">
            <text:p/>
          </table:table-cell>
          <table:table-cell office:value-type="float" office:value="0.56" calcext:value-type="float">
            <text:p>0.56</text:p>
          </table:table-cell>
          <table:table-cell table:formula="of:=[.C9]" office:value-type="float" office:value="0.16" calcext:value-type="float">
            <text:p/>
          </table:table-cell>
          <table:table-cell office:value-type="float" office:value="12.8" calcext:value-type="float">
            <text:p>12.8</text:p>
          </table:table-cell>
          <table:table-cell table:formula="of:=[.E9]" office:value-type="float" office:value="0.16" calcext:value-type="float">
            <text:p/>
          </table:table-cell>
          <table:table-cell table:formula="of:=(([.B10]/70.2)/([.D10]/6.9))^-1" office:value-type="float" office:value="232.546583850932" calcext:value-type="float">
            <text:p/>
          </table:table-cell>
          <table:table-cell table:style-name="ce5" table:formula="of:=LOG10([.A10])" office:value-type="float" office:value="3.77815125038364" calcext:value-type="float">
            <text:p/>
          </table:table-cell>
          <table:table-cell table:style-name="ce6" table:formula="of:=LOG10([.F10])" office:value-type="float" office:value="2.36650996403422" calcext:value-type="float">
            <text:p/>
          </table:table-cell>
          <table:table-cell table:formula="of:=-[.$L$2]/([.$K$2]*LN(10))+[.C10]/([.B10]*LN(10))-[.E10]/([.D10]*LN(10))+[.$L$3]/([.$K$3]*LN(10))" office:value-type="float" office:value="0.124330926480863" calcext:value-type="float">
            <text:p/>
          </table:table-cell>
          <table:table-cell table:number-columns-repeated="6"/>
        </table:table-row>
        <table:table-row table:style-name="ro1">
          <table:table-cell table:formula="of:=[.A6]*10" office:value-type="float" office:value="8000" calcext:value-type="float">
            <text:p/>
          </table:table-cell>
          <table:table-cell office:value-type="float" office:value="0.48" calcext:value-type="float">
            <text:p>0.48</text:p>
          </table:table-cell>
          <table:table-cell table:formula="of:=[.C10]" office:value-type="float" office:value="0.16" calcext:value-type="float">
            <text:p/>
          </table:table-cell>
          <table:table-cell office:value-type="float" office:value="13" calcext:value-type="float">
            <text:p>13</text:p>
          </table:table-cell>
          <table:table-cell table:formula="of:=[.E10]" office:value-type="float" office:value="0.16" calcext:value-type="float">
            <text:p/>
          </table:table-cell>
          <table:table-cell table:formula="of:=(([.B11]/70.2)/([.D11]/6.9))^-1" office:value-type="float" office:value="275.54347826087" calcext:value-type="float">
            <text:p/>
          </table:table-cell>
          <table:table-cell table:style-name="ce5" table:formula="of:=LOG10([.A11])" office:value-type="float" office:value="3.90308998699194" calcext:value-type="float">
            <text:p/>
          </table:table-cell>
          <table:table-cell table:style-name="ce6" table:formula="of:=LOG10([.F11])" office:value-type="float" office:value="2.4401901363238" calcext:value-type="float">
            <text:p/>
          </table:table-cell>
          <table:table-cell table:formula="of:=-[.$L$2]/([.$K$2]*LN(10))+[.C11]/([.B11]*LN(10))-[.E11]/([.D11]*LN(10))+[.$L$3]/([.$K$3]*LN(10))" office:value-type="float" office:value="0.1450951342649" calcext:value-type="float">
            <text:p/>
          </table:table-cell>
          <table:table-cell table:number-columns-repeated="6"/>
        </table:table-row>
        <table:table-row table:style-name="ro1">
          <table:table-cell table:formula="of:=[.A7]*10" office:value-type="float" office:value="10000" calcext:value-type="float">
            <text:p/>
          </table:table-cell>
          <table:table-cell office:value-type="float" office:value="0.32" calcext:value-type="float">
            <text:p>0.32</text:p>
          </table:table-cell>
          <table:table-cell table:formula="of:=[.C11]" office:value-type="float" office:value="0.16" calcext:value-type="float">
            <text:p/>
          </table:table-cell>
          <table:table-cell office:value-type="float" office:value="13" calcext:value-type="float">
            <text:p>13</text:p>
          </table:table-cell>
          <table:table-cell table:formula="of:=[.E11]" office:value-type="float" office:value="0.16" calcext:value-type="float">
            <text:p/>
          </table:table-cell>
          <table:table-cell table:formula="of:=(([.B12]/70.2)/([.D12]/6.9))^-1" office:value-type="float" office:value="413.315217391304" calcext:value-type="float">
            <text:p/>
          </table:table-cell>
          <table:table-cell table:style-name="ce5" table:formula="of:=LOG10([.A12])" office:value-type="float" office:value="4" calcext:value-type="float">
            <text:p/>
          </table:table-cell>
          <table:table-cell table:style-name="ce6" table:formula="of:=LOG10([.F12])" office:value-type="float" office:value="2.61628139537948" calcext:value-type="float">
            <text:p/>
          </table:table-cell>
          <table:table-cell table:formula="of:=-[.$L$2]/([.$K$2]*LN(10))+[.C12]/([.B12]*LN(10))-[.E12]/([.D12]*LN(10))+[.$L$3]/([.$K$3]*LN(10))" office:value-type="float" office:value="0.217477547915442" calcext:value-type="float">
            <text:p/>
          </table:table-cell>
          <table:table-cell table:number-columns-repeated="6"/>
        </table:table-row>
        <table:table-row table:style-name="ro1">
          <table:table-cell table:formula="of:=[.A8]*10" office:value-type="float" office:value="20000" calcext:value-type="float">
            <text:p/>
          </table:table-cell>
          <table:table-cell office:value-type="float" office:value="0.32" calcext:value-type="float">
            <text:p>0.32</text:p>
          </table:table-cell>
          <table:table-cell table:formula="of:=[.C12]" office:value-type="float" office:value="0.16" calcext:value-type="float">
            <text:p/>
          </table:table-cell>
          <table:table-cell office:value-type="float" office:value="12.9" calcext:value-type="float">
            <text:p>12.9</text:p>
          </table:table-cell>
          <table:table-cell table:formula="of:=[.E12]" office:value-type="float" office:value="0.16" calcext:value-type="float">
            <text:p/>
          </table:table-cell>
          <table:table-cell table:formula="of:=(([.B13]/70.2)/([.D13]/6.9))^-1" office:value-type="float" office:value="410.135869565217" calcext:value-type="float">
            <text:p/>
          </table:table-cell>
          <table:table-cell table:style-name="ce5" table:formula="of:=LOG10([.A13])" office:value-type="float" office:value="4.30102999566398" calcext:value-type="float">
            <text:p/>
          </table:table-cell>
          <table:table-cell table:style-name="ce6" table:formula="of:=LOG10([.F13])" office:value-type="float" office:value="2.61292775337189" calcext:value-type="float">
            <text:p/>
          </table:table-cell>
          <table:table-cell table:formula="of:=-[.$L$2]/([.$K$2]*LN(10))+[.C13]/([.B13]*LN(10))-[.E13]/([.D13]*LN(10))+[.$L$3]/([.$K$3]*LN(10))" office:value-type="float" office:value="0.217436112544479" calcext:value-type="float">
            <text:p/>
          </table:table-cell>
          <table:table-cell table:number-columns-repeated="6"/>
        </table:table-row>
        <table:table-row table:style-name="ro1">
          <table:table-cell table:formula="of:=[.A9]*10" office:value-type="float" office:value="40000" calcext:value-type="float">
            <text:p/>
          </table:table-cell>
          <table:table-cell office:value-type="float" office:value="0.32" calcext:value-type="float">
            <text:p>0.32</text:p>
          </table:table-cell>
          <table:table-cell table:formula="of:=[.C13]" office:value-type="float" office:value="0.16" calcext:value-type="float">
            <text:p/>
          </table:table-cell>
          <table:table-cell office:value-type="float" office:value="13" calcext:value-type="float">
            <text:p>13</text:p>
          </table:table-cell>
          <table:table-cell table:formula="of:=[.E13]" office:value-type="float" office:value="0.16" calcext:value-type="float">
            <text:p/>
          </table:table-cell>
          <table:table-cell table:formula="of:=(([.B14]/70.2)/([.D14]/6.9))^-1" office:value-type="float" office:value="413.315217391304" calcext:value-type="float">
            <text:p/>
          </table:table-cell>
          <table:table-cell table:style-name="ce5" table:formula="of:=LOG10([.A14])" office:value-type="float" office:value="4.60205999132796" calcext:value-type="float">
            <text:p/>
          </table:table-cell>
          <table:table-cell table:style-name="ce6" table:formula="of:=LOG10([.F14])" office:value-type="float" office:value="2.61628139537948" calcext:value-type="float">
            <text:p/>
          </table:table-cell>
          <table:table-cell table:formula="of:=-[.$L$2]/([.$K$2]*LN(10))+[.C14]/([.B14]*LN(10))-[.E14]/([.D14]*LN(10))+[.$L$3]/([.$K$3]*LN(10))" office:value-type="float" office:value="0.217477547915442" calcext:value-type="float">
            <text:p/>
          </table:table-cell>
          <table:table-cell table:number-columns-repeated="6"/>
        </table:table-row>
        <table:table-row table:style-name="ro1">
          <table:table-cell table:formula="of:=[.A10]*10" office:value-type="float" office:value="60000" calcext:value-type="float">
            <text:p/>
          </table:table-cell>
          <table:table-cell office:value-type="float" office:value="0.48" calcext:value-type="float">
            <text:p>0.48</text:p>
          </table:table-cell>
          <table:table-cell table:formula="of:=[.C14]" office:value-type="float" office:value="0.16" calcext:value-type="float">
            <text:p/>
          </table:table-cell>
          <table:table-cell office:value-type="float" office:value="12.8" calcext:value-type="float">
            <text:p>12.8</text:p>
          </table:table-cell>
          <table:table-cell table:formula="of:=[.E14]" office:value-type="float" office:value="0.16" calcext:value-type="float">
            <text:p/>
          </table:table-cell>
          <table:table-cell table:formula="of:=(([.B15]/70.2)/([.D15]/6.9))^-1" office:value-type="float" office:value="271.304347826087" calcext:value-type="float">
            <text:p/>
          </table:table-cell>
          <table:table-cell table:style-name="ce5" table:formula="of:=LOG10([.A15])" office:value-type="float" office:value="4.77815125038364" calcext:value-type="float">
            <text:p/>
          </table:table-cell>
          <table:table-cell table:style-name="ce6" table:formula="of:=LOG10([.F15])" office:value-type="float" office:value="2.43345675366483" calcext:value-type="float">
            <text:p/>
          </table:table-cell>
          <table:table-cell table:formula="of:=-[.$L$2]/([.$K$2]*LN(10))+[.C15]/([.B15]*LN(10))-[.E15]/([.D15]*LN(10))+[.$L$3]/([.$K$3]*LN(10))" office:value-type="float" office:value="0.145011616095303" calcext:value-type="float">
            <text:p/>
          </table:table-cell>
          <table:table-cell table:number-columns-repeated="6"/>
        </table:table-row>
        <table:table-row table:style-name="ro1">
          <table:table-cell table:formula="of:=[.A11]*10" office:value-type="float" office:value="80000" calcext:value-type="float">
            <text:p/>
          </table:table-cell>
          <table:table-cell office:value-type="float" office:value="0.56" calcext:value-type="float">
            <text:p>0.56</text:p>
          </table:table-cell>
          <table:table-cell table:formula="of:=[.C15]" office:value-type="float" office:value="0.16" calcext:value-type="float">
            <text:p/>
          </table:table-cell>
          <table:table-cell office:value-type="float" office:value="12.8" calcext:value-type="float">
            <text:p>12.8</text:p>
          </table:table-cell>
          <table:table-cell table:formula="of:=[.E15]" office:value-type="float" office:value="0.16" calcext:value-type="float">
            <text:p/>
          </table:table-cell>
          <table:table-cell table:formula="of:=(([.B16]/70.2)/([.D16]/6.9))^-1" office:value-type="float" office:value="232.546583850932" calcext:value-type="float">
            <text:p/>
          </table:table-cell>
          <table:table-cell table:style-name="ce5" table:formula="of:=LOG10([.A16])" office:value-type="float" office:value="4.90308998699194" calcext:value-type="float">
            <text:p/>
          </table:table-cell>
          <table:table-cell table:style-name="ce6" table:formula="of:=LOG10([.F16])" office:value-type="float" office:value="2.36650996403422" calcext:value-type="float">
            <text:p/>
          </table:table-cell>
          <table:table-cell table:formula="of:=-[.$L$2]/([.$K$2]*LN(10))+[.C16]/([.B16]*LN(10))-[.E16]/([.D16]*LN(10))+[.$L$3]/([.$K$3]*LN(10))" office:value-type="float" office:value="0.124330926480863" calcext:value-type="float">
            <text:p/>
          </table:table-cell>
          <table:table-cell table:number-columns-repeated="6"/>
        </table:table-row>
        <table:table-row table:style-name="ro1">
          <table:table-cell table:formula="of:=[.A12]*10" office:value-type="float" office:value="100000" calcext:value-type="float">
            <text:p/>
          </table:table-cell>
          <table:table-cell office:value-type="float" office:value="0.64" calcext:value-type="float">
            <text:p>0.64</text:p>
          </table:table-cell>
          <table:table-cell table:formula="of:=[.C16]" office:value-type="float" office:value="0.16" calcext:value-type="float">
            <text:p/>
          </table:table-cell>
          <table:table-cell office:value-type="float" office:value="12.8" calcext:value-type="float">
            <text:p>12.8</text:p>
          </table:table-cell>
          <table:table-cell table:formula="of:=[.E16]" office:value-type="float" office:value="0.16" calcext:value-type="float">
            <text:p/>
          </table:table-cell>
          <table:table-cell table:formula="of:=(([.B17]/70.2)/([.D17]/6.9))^-1" office:value-type="float" office:value="203.478260869565" calcext:value-type="float">
            <text:p/>
          </table:table-cell>
          <table:table-cell table:style-name="ce5" table:formula="of:=LOG10([.A17])" office:value-type="float" office:value="5" calcext:value-type="float">
            <text:p/>
          </table:table-cell>
          <table:table-cell table:style-name="ce6" table:formula="of:=LOG10([.F17])" office:value-type="float" office:value="2.30851801705653" calcext:value-type="float">
            <text:p/>
          </table:table-cell>
          <table:table-cell table:formula="of:=-[.$L$2]/([.$K$2]*LN(10))+[.C17]/([.B17]*LN(10))-[.E17]/([.D17]*LN(10))+[.$L$3]/([.$K$3]*LN(10))" office:value-type="float" office:value="0.108820409270032" calcext:value-type="float">
            <text:p/>
          </table:table-cell>
          <table:table-cell table:number-columns-repeated="6"/>
        </table:table-row>
        <table:table-row table:style-name="ro1">
          <table:table-cell table:formula="of:=[.A13]*10" office:value-type="float" office:value="200000" calcext:value-type="float">
            <text:p/>
          </table:table-cell>
          <table:table-cell office:value-type="float" office:value="2.12" calcext:value-type="float">
            <text:p>2.12</text:p>
          </table:table-cell>
          <table:table-cell table:formula="of:=[.C17]" office:value-type="float" office:value="0.16" calcext:value-type="float">
            <text:p/>
          </table:table-cell>
          <table:table-cell office:value-type="float" office:value="12.7" calcext:value-type="float">
            <text:p>12.7</text:p>
          </table:table-cell>
          <table:table-cell table:formula="of:=[.E17]" office:value-type="float" office:value="0.16" calcext:value-type="float">
            <text:p/>
          </table:table-cell>
          <table:table-cell table:formula="of:=(([.B18]/70.2)/([.D18]/6.9))^-1" office:value-type="float" office:value="60.9474979491386" calcext:value-type="float">
            <text:p/>
          </table:table-cell>
          <table:table-cell table:style-name="ce5" table:formula="of:=LOG10([.A18])" office:value-type="float" office:value="5.30102999566398" calcext:value-type="float">
            <text:p/>
          </table:table-cell>
          <table:table-cell table:style-name="ce6" table:formula="of:=LOG10([.F18])" office:value-type="float" office:value="1.78495588141976" calcext:value-type="float">
            <text:p/>
          </table:table-cell>
          <table:table-cell table:formula="of:=-[.$L$2]/([.$K$2]*LN(10))+[.C18]/([.B18]*LN(10))-[.E18]/([.D18]*LN(10))+[.$L$3]/([.$K$3]*LN(10))" office:value-type="float" office:value="0.0329809853047809" calcext:value-type="float">
            <text:p/>
          </table:table-cell>
          <table:table-cell table:number-columns-repeated="6"/>
        </table:table-row>
        <table:table-row table:style-name="ro1">
          <table:table-cell table:formula="of:=[.A14]*10" office:value-type="float" office:value="400000" calcext:value-type="float">
            <text:p/>
          </table:table-cell>
          <table:table-cell office:value-type="float" office:value="2.4" calcext:value-type="float">
            <text:p>2.4</text:p>
          </table:table-cell>
          <table:table-cell table:formula="of:=[.C18]" office:value-type="float" office:value="0.16" calcext:value-type="float">
            <text:p/>
          </table:table-cell>
          <table:table-cell office:value-type="float" office:value="12.4" calcext:value-type="float">
            <text:p>12.4</text:p>
          </table:table-cell>
          <table:table-cell table:formula="of:=[.E18]" office:value-type="float" office:value="0.16" calcext:value-type="float">
            <text:p/>
          </table:table-cell>
          <table:table-cell table:formula="of:=(([.B19]/70.2)/([.D19]/6.9))^-1" office:value-type="float" office:value="52.5652173913044" calcext:value-type="float">
            <text:p/>
          </table:table-cell>
          <table:table-cell table:style-name="ce5" table:formula="of:=LOG10([.A19])" office:value-type="float" office:value="5.60205999132796" calcext:value-type="float">
            <text:p/>
          </table:table-cell>
          <table:table-cell table:style-name="ce6" table:formula="of:=LOG10([.F19])" office:value-type="float" office:value="1.72069846484318" calcext:value-type="float">
            <text:p/>
          </table:table-cell>
          <table:table-cell table:formula="of:=-[.$L$2]/([.$K$2]*LN(10))+[.C19]/([.B19]*LN(10))-[.E19]/([.D19]*LN(10))+[.$L$3]/([.$K$3]*LN(10))" office:value-type="float" office:value="0.029024635511733" calcext:value-type="float">
            <text:p/>
          </table:table-cell>
          <table:table-cell table:number-columns-repeated="6"/>
        </table:table-row>
        <table:table-row table:style-name="ro1">
          <table:table-cell table:formula="of:=[.A15]*10" office:value-type="float" office:value="600000" calcext:value-type="float">
            <text:p/>
          </table:table-cell>
          <table:table-cell office:value-type="float" office:value="3.92" calcext:value-type="float">
            <text:p>3.92</text:p>
          </table:table-cell>
          <table:table-cell table:formula="of:=[.C19]" office:value-type="float" office:value="0.16" calcext:value-type="float">
            <text:p/>
          </table:table-cell>
          <table:table-cell office:value-type="float" office:value="13" calcext:value-type="float">
            <text:p>13</text:p>
          </table:table-cell>
          <table:table-cell table:formula="of:=[.E19]" office:value-type="float" office:value="0.16" calcext:value-type="float">
            <text:p/>
          </table:table-cell>
          <table:table-cell table:formula="of:=(([.B20]/70.2)/([.D20]/6.9))^-1" office:value-type="float" office:value="33.7400177462289" calcext:value-type="float">
            <text:p/>
          </table:table-cell>
          <table:table-cell table:style-name="ce5" table:formula="of:=LOG10([.A20])" office:value-type="float" office:value="5.77815125038364" calcext:value-type="float">
            <text:p/>
          </table:table-cell>
          <table:table-cell table:style-name="ce6" table:formula="of:=LOG10([.F20])" office:value-type="float" office:value="1.52814530667893" calcext:value-type="float">
            <text:p/>
          </table:table-cell>
          <table:table-cell table:formula="of:=-[.$L$2]/([.$K$2]*LN(10))+[.C20]/([.B20]*LN(10))-[.E20]/([.D20]*LN(10))+[.$L$3]/([.$K$3]*LN(10))" office:value-type="float" office:value="0.0180566123476221" calcext:value-type="float">
            <text:p/>
          </table:table-cell>
          <table:table-cell table:number-columns-repeated="6"/>
        </table:table-row>
        <table:table-row table:style-name="ro1">
          <table:table-cell table:formula="of:=[.A16]*10" office:value-type="float" office:value="800000" calcext:value-type="float">
            <text:p/>
          </table:table-cell>
          <table:table-cell office:value-type="float" office:value="4.64" calcext:value-type="float">
            <text:p>4.64</text:p>
          </table:table-cell>
          <table:table-cell table:formula="of:=[.C20]" office:value-type="float" office:value="0.16" calcext:value-type="float">
            <text:p/>
          </table:table-cell>
          <table:table-cell office:value-type="float" office:value="13.7" calcext:value-type="float">
            <text:p>13.7</text:p>
          </table:table-cell>
          <table:table-cell table:formula="of:=[.E20]" office:value-type="float" office:value="0.16" calcext:value-type="float">
            <text:p/>
          </table:table-cell>
          <table:table-cell table:formula="of:=(([.B21]/70.2)/([.D21]/6.9))^-1" office:value-type="float" office:value="30.0393553223388" calcext:value-type="float">
            <text:p/>
          </table:table-cell>
          <table:table-cell table:style-name="ce5" table:formula="of:=LOG10([.A21])" office:value-type="float" office:value="5.90308998699194" calcext:value-type="float">
            <text:p/>
          </table:table-cell>
          <table:table-cell table:style-name="ce6" table:formula="of:=LOG10([.F21])" office:value-type="float" office:value="1.47769060799408" calcext:value-type="float">
            <text:p/>
          </table:table-cell>
          <table:table-cell table:formula="of:=-[.$L$2]/([.$K$2]*LN(10))+[.C21]/([.B21]*LN(10))-[.E21]/([.D21]*LN(10))+[.$L$3]/([.$K$3]*LN(10))" office:value-type="float" office:value="0.0155790892643815" calcext:value-type="float">
            <text:p/>
          </table:table-cell>
          <table:table-cell table:number-columns-repeated="6"/>
        </table:table-row>
        <table:table-row table:style-name="ro1">
          <table:table-cell table:formula="of:=[.A17]*10" office:value-type="float" office:value="1000000" calcext:value-type="float">
            <text:p/>
          </table:table-cell>
          <table:table-cell office:value-type="float" office:value="7.04" calcext:value-type="float">
            <text:p>7.04</text:p>
          </table:table-cell>
          <table:table-cell table:formula="of:=[.C21]" office:value-type="float" office:value="0.16" calcext:value-type="float">
            <text:p/>
          </table:table-cell>
          <table:table-cell office:value-type="float" office:value="14.1" calcext:value-type="float">
            <text:p>14.1</text:p>
          </table:table-cell>
          <table:table-cell table:formula="of:=[.E21]" office:value-type="float" office:value="0.16" calcext:value-type="float">
            <text:p/>
          </table:table-cell>
          <table:table-cell table:formula="of:=(([.B22]/70.2)/([.D22]/6.9))^-1" office:value-type="float" office:value="20.3767292490119" calcext:value-type="float">
            <text:p/>
          </table:table-cell>
          <table:table-cell table:style-name="ce5" table:formula="of:=LOG10([.A22])" office:value-type="float" office:value="6" calcext:value-type="float">
            <text:p/>
          </table:table-cell>
          <table:table-cell table:style-name="ce6" table:formula="of:=LOG10([.F22])" office:value-type="float" office:value="1.30913447490582" calcext:value-type="float">
            <text:p/>
          </table:table-cell>
          <table:table-cell table:formula="of:=-[.$L$2]/([.$K$2]*LN(10))+[.C22]/([.B22]*LN(10))-[.E22]/([.D22]*LN(10))+[.$L$3]/([.$K$3]*LN(10))" office:value-type="float" office:value="0.0106176346185207" calcext:value-type="float">
            <text:p/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table:style-name="ce5" office:value-type="float" office:value="2" calcext:value-type="float">
            <text:p>2</text:p>
          </table:table-cell>
          <table:table-cell table:formula="of:=20*[.H2]" office:value-type="float" office:value="39.072252812194" calcext:value-type="float">
            <text:p/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9.072252812194" calcext:value-type="float">
            <text:p>39.07225281219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9"/>
          <table:table-cell table:style-name="ce5" office:value-type="float" office:value="2.30102999566398" calcext:value-type="float">
            <text:p>2.30102999566398</text:p>
          </table:table-cell>
          <table:table-cell table:formula="of:=20*[.H3]" office:value-type="float" office:value="39.2346106166374" calcext:value-type="float">
            <text:p/>
          </table:table-cell>
          <table:table-cell/>
          <table:table-cell table:style-name="ce5" office:value-type="float" office:value="2.30102999566398" calcext:value-type="float">
            <text:p>2.30102999566398</text:p>
          </table:table-cell>
          <table:table-cell table:style-name="ce5" office:value-type="float" office:value="39.2346106166374" calcext:value-type="float">
            <text:p>39.2346106166374</text:p>
          </table:table-cell>
          <table:table-cell table:formula="of:=[.O25]" office:value-type="float" office:value="0.1" calcext:value-type="float">
            <text:p/>
          </table:table-cell>
        </table:table-row>
        <table:table-row table:style-name="ro1">
          <table:table-cell table:number-columns-repeated="9"/>
          <table:table-cell table:style-name="ce5" office:value-type="float" office:value="2.60205999132796" calcext:value-type="float">
            <text:p>2.60205999132796</text:p>
          </table:table-cell>
          <table:table-cell table:formula="of:=20*[.H4]" office:value-type="float" office:value="40.793454095279" calcext:value-type="float">
            <text:p/>
          </table:table-cell>
          <table:table-cell/>
          <table:table-cell table:style-name="ce5" office:value-type="float" office:value="2.60205999132796" calcext:value-type="float">
            <text:p>2.60205999132796</text:p>
          </table:table-cell>
          <table:table-cell table:style-name="ce5" office:value-type="float" office:value="40.793454095279" calcext:value-type="float">
            <text:p>40.793454095279</text:p>
          </table:table-cell>
          <table:table-cell table:formula="of:=[.O26]" office:value-type="float" office:value="0.1" calcext:value-type="float">
            <text:p/>
          </table:table-cell>
        </table:table-row>
        <table:table-row table:style-name="ro1">
          <table:table-cell table:number-columns-repeated="9"/>
          <table:table-cell table:style-name="ce5" office:value-type="float" office:value="2.77815125038364" calcext:value-type="float">
            <text:p>2.77815125038364</text:p>
          </table:table-cell>
          <table:table-cell table:formula="of:=20*[.H5]" office:value-type="float" office:value="41.642432793789" calcext:value-type="float">
            <text:p/>
          </table:table-cell>
          <table:table-cell/>
          <table:table-cell table:style-name="ce5" office:value-type="float" office:value="2.77815125038364" calcext:value-type="float">
            <text:p>2.77815125038364</text:p>
          </table:table-cell>
          <table:table-cell table:style-name="ce5" office:value-type="float" office:value="41.642432793789" calcext:value-type="float">
            <text:p>41.642432793789</text:p>
          </table:table-cell>
          <table:table-cell table:formula="of:=[.O27]" office:value-type="float" office:value="0.1" calcext:value-type="float">
            <text:p/>
          </table:table-cell>
        </table:table-row>
        <table:table-row table:style-name="ro1">
          <table:table-cell table:number-columns-repeated="9"/>
          <table:table-cell table:style-name="ce5" office:value-type="float" office:value="2.90308998699194" calcext:value-type="float">
            <text:p>2.90308998699194</text:p>
          </table:table-cell>
          <table:table-cell table:formula="of:=20*[.H6]" office:value-type="float" office:value="41.1728108767986" calcext:value-type="float">
            <text:p/>
          </table:table-cell>
          <table:table-cell/>
          <table:table-cell table:style-name="ce5" office:value-type="float" office:value="2.90308998699194" calcext:value-type="float">
            <text:p>2.90308998699194</text:p>
          </table:table-cell>
          <table:table-cell table:style-name="ce5" office:value-type="float" office:value="41.1728108767986" calcext:value-type="float">
            <text:p>41.1728108767986</text:p>
          </table:table-cell>
          <table:table-cell table:formula="of:=[.O28]" office:value-type="float" office:value="0.1" calcext:value-type="float">
            <text:p/>
          </table:table-cell>
        </table:table-row>
        <table:table-row table:style-name="ro1">
          <table:table-cell table:number-columns-repeated="9"/>
          <table:table-cell table:style-name="ce5" office:value-type="float" office:value="3" calcext:value-type="float">
            <text:p>3</text:p>
          </table:table-cell>
          <table:table-cell table:formula="of:=20*[.H7]" office:value-type="float" office:value="43.7436680943412" calcext:value-type="float">
            <text:p/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43.7436680943412" calcext:value-type="float">
            <text:p>43.7436680943412</text:p>
          </table:table-cell>
          <table:table-cell table:formula="of:=[.O29]" office:value-type="float" office:value="0.1" calcext:value-type="float">
            <text:p/>
          </table:table-cell>
        </table:table-row>
        <table:table-row table:style-name="ro1">
          <table:table-cell table:number-columns-repeated="9"/>
          <table:table-cell table:style-name="ce5" office:value-type="float" office:value="3.30102999566398" calcext:value-type="float">
            <text:p>3.30102999566398</text:p>
          </table:table-cell>
          <table:table-cell table:formula="of:=20*[.H8]" office:value-type="float" office:value="45.894594651418" calcext:value-type="float">
            <text:p/>
          </table:table-cell>
          <table:table-cell/>
          <table:table-cell table:style-name="ce5" office:value-type="float" office:value="3.30102999566398" calcext:value-type="float">
            <text:p>3.30102999566398</text:p>
          </table:table-cell>
          <table:table-cell table:style-name="ce5" office:value-type="float" office:value="45.894594651418" calcext:value-type="float">
            <text:p>45.894594651418</text:p>
          </table:table-cell>
          <table:table-cell table:formula="of:=[.O30]" office:value-type="float" office:value="0.1" calcext:value-type="float">
            <text:p/>
          </table:table-cell>
        </table:table-row>
        <table:table-row table:style-name="ro1">
          <table:table-cell table:number-columns-repeated="9"/>
          <table:table-cell table:style-name="ce5" office:value-type="float" office:value="3.60205999132796" calcext:value-type="float">
            <text:p>3.60205999132796</text:p>
          </table:table-cell>
          <table:table-cell table:formula="of:=20*[.H9]" office:value-type="float" office:value="47.397794093712" calcext:value-type="float">
            <text:p/>
          </table:table-cell>
          <table:table-cell/>
          <table:table-cell table:style-name="ce5" office:value-type="float" office:value="3.60205999132796" calcext:value-type="float">
            <text:p>3.60205999132796</text:p>
          </table:table-cell>
          <table:table-cell table:style-name="ce5" office:value-type="float" office:value="47.397794093712" calcext:value-type="float">
            <text:p>47.397794093712</text:p>
          </table:table-cell>
          <table:table-cell table:formula="of:=[.O31]" office:value-type="float" office:value="0.1" calcext:value-type="float">
            <text:p/>
          </table:table-cell>
        </table:table-row>
        <table:table-row table:style-name="ro1">
          <table:table-cell table:number-columns-repeated="9"/>
          <table:table-cell table:style-name="ce5" office:value-type="float" office:value="3.77815125038364" calcext:value-type="float">
            <text:p>3.77815125038364</text:p>
          </table:table-cell>
          <table:table-cell table:formula="of:=20*[.H10]" office:value-type="float" office:value="47.3301992806844" calcext:value-type="float">
            <text:p/>
          </table:table-cell>
          <table:table-cell/>
          <table:table-cell table:style-name="ce5" office:value-type="float" office:value="3.77815125038364" calcext:value-type="float">
            <text:p>3.77815125038364</text:p>
          </table:table-cell>
          <table:table-cell table:style-name="ce5" office:value-type="float" office:value="47.3301992806844" calcext:value-type="float">
            <text:p>47.3301992806844</text:p>
          </table:table-cell>
          <table:table-cell table:formula="of:=[.O32]" office:value-type="float" office:value="0.1" calcext:value-type="float">
            <text:p/>
          </table:table-cell>
        </table:table-row>
        <table:table-row table:style-name="ro1">
          <table:table-cell table:number-columns-repeated="9"/>
          <table:table-cell table:style-name="ce5" office:value-type="float" office:value="3.90308998699194" calcext:value-type="float">
            <text:p>3.90308998699194</text:p>
          </table:table-cell>
          <table:table-cell table:formula="of:=20*[.H11]" office:value-type="float" office:value="48.803802726476" calcext:value-type="float">
            <text:p/>
          </table:table-cell>
          <table:table-cell/>
          <table:table-cell table:style-name="ce5" office:value-type="float" office:value="3.90308998699194" calcext:value-type="float">
            <text:p>3.90308998699194</text:p>
          </table:table-cell>
          <table:table-cell table:style-name="ce5" office:value-type="float" office:value="48.803802726476" calcext:value-type="float">
            <text:p>48.803802726476</text:p>
          </table:table-cell>
          <table:table-cell table:formula="of:=[.O33]" office:value-type="float" office:value="0.1" calcext:value-type="float">
            <text:p/>
          </table:table-cell>
        </table:table-row>
        <table:table-row table:style-name="ro1">
          <table:table-cell table:number-columns-repeated="9"/>
          <table:table-cell table:style-name="ce5" office:value-type="float" office:value="4" calcext:value-type="float">
            <text:p>4</text:p>
          </table:table-cell>
          <table:table-cell table:formula="of:=20*[.H12]" office:value-type="float" office:value="52.3256279075896" calcext:value-type="float">
            <text:p/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52.3256279075896" calcext:value-type="float">
            <text:p>52.3256279075896</text:p>
          </table:table-cell>
          <table:table-cell table:formula="of:=[.O34]" office:value-type="float" office:value="0.1" calcext:value-type="float">
            <text:p/>
          </table:table-cell>
        </table:table-row>
        <table:table-row table:style-name="ro1">
          <table:table-cell table:number-columns-repeated="9"/>
          <table:table-cell table:style-name="ce5" office:value-type="float" office:value="4.30102999566398" calcext:value-type="float">
            <text:p>4.30102999566398</text:p>
          </table:table-cell>
          <table:table-cell table:formula="of:=20*[.H13]" office:value-type="float" office:value="52.2585550674378" calcext:value-type="float">
            <text:p/>
          </table:table-cell>
          <table:table-cell/>
          <table:table-cell table:style-name="ce5" office:value-type="float" office:value="4.30102999566398" calcext:value-type="float">
            <text:p>4.30102999566398</text:p>
          </table:table-cell>
          <table:table-cell table:style-name="ce5" office:value-type="float" office:value="52.2585550674378" calcext:value-type="float">
            <text:p>52.2585550674378</text:p>
          </table:table-cell>
          <table:table-cell table:formula="of:=[.O35]" office:value-type="float" office:value="0.1" calcext:value-type="float">
            <text:p/>
          </table:table-cell>
        </table:table-row>
        <table:table-row table:style-name="ro1">
          <table:table-cell table:number-columns-repeated="9"/>
          <table:table-cell table:style-name="ce5" office:value-type="float" office:value="4.60205999132796" calcext:value-type="float">
            <text:p>4.60205999132796</text:p>
          </table:table-cell>
          <table:table-cell table:formula="of:=20*[.H14]" office:value-type="float" office:value="52.3256279075896" calcext:value-type="float">
            <text:p/>
          </table:table-cell>
          <table:table-cell/>
          <table:table-cell table:style-name="ce5" office:value-type="float" office:value="4.60205999132796" calcext:value-type="float">
            <text:p>4.60205999132796</text:p>
          </table:table-cell>
          <table:table-cell table:style-name="ce5" office:value-type="float" office:value="52.3256279075896" calcext:value-type="float">
            <text:p>52.3256279075896</text:p>
          </table:table-cell>
          <table:table-cell table:formula="of:=[.O36]" office:value-type="float" office:value="0.1" calcext:value-type="float">
            <text:p/>
          </table:table-cell>
        </table:table-row>
        <table:table-row table:style-name="ro1">
          <table:table-cell table:number-columns-repeated="9"/>
          <table:table-cell table:style-name="ce5" office:value-type="float" office:value="4.77815125038364" calcext:value-type="float">
            <text:p>4.77815125038364</text:p>
          </table:table-cell>
          <table:table-cell table:formula="of:=20*[.H15]" office:value-type="float" office:value="48.6691350732966" calcext:value-type="float">
            <text:p/>
          </table:table-cell>
          <table:table-cell/>
          <table:table-cell table:style-name="ce5" office:value-type="float" office:value="4.77815125038364" calcext:value-type="float">
            <text:p>4.77815125038364</text:p>
          </table:table-cell>
          <table:table-cell table:style-name="ce5" office:value-type="float" office:value="48.6691350732966" calcext:value-type="float">
            <text:p>48.6691350732966</text:p>
          </table:table-cell>
          <table:table-cell table:formula="of:=[.O37]" office:value-type="float" office:value="0.1" calcext:value-type="float">
            <text:p/>
          </table:table-cell>
        </table:table-row>
        <table:table-row table:style-name="ro1">
          <table:table-cell table:number-columns-repeated="9"/>
          <table:table-cell table:style-name="ce5" office:value-type="float" office:value="4.90308998699194" calcext:value-type="float">
            <text:p>4.90308998699194</text:p>
          </table:table-cell>
          <table:table-cell table:formula="of:=20*[.H16]" office:value-type="float" office:value="47.3301992806844" calcext:value-type="float">
            <text:p/>
          </table:table-cell>
          <table:table-cell/>
          <table:table-cell table:style-name="ce5" office:value-type="float" office:value="4.90308998699194" calcext:value-type="float">
            <text:p>4.90308998699194</text:p>
          </table:table-cell>
          <table:table-cell table:style-name="ce5" office:value-type="float" office:value="47.3301992806844" calcext:value-type="float">
            <text:p>47.3301992806844</text:p>
          </table:table-cell>
          <table:table-cell table:formula="of:=[.O38]" office:value-type="float" office:value="0.1" calcext:value-type="float">
            <text:p/>
          </table:table-cell>
        </table:table-row>
        <table:table-row table:style-name="ro1">
          <table:table-cell table:number-columns-repeated="9"/>
          <table:table-cell table:style-name="ce5" office:value-type="float" office:value="5" calcext:value-type="float">
            <text:p>5</text:p>
          </table:table-cell>
          <table:table-cell table:formula="of:=20*[.H17]" office:value-type="float" office:value="46.1703603411306" calcext:value-type="float">
            <text:p/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46.1703603411306" calcext:value-type="float">
            <text:p>46.1703603411306</text:p>
          </table:table-cell>
          <table:table-cell table:formula="of:=[.O39]" office:value-type="float" office:value="0.1" calcext:value-type="float">
            <text:p/>
          </table:table-cell>
        </table:table-row>
        <table:table-row table:style-name="ro1">
          <table:table-cell table:number-columns-repeated="9"/>
          <table:table-cell table:style-name="ce5" office:value-type="float" office:value="5.30102999566398" calcext:value-type="float">
            <text:p>5.30102999566398</text:p>
          </table:table-cell>
          <table:table-cell table:formula="of:=20*[.H18]" office:value-type="float" office:value="35.6991176283952" calcext:value-type="float">
            <text:p/>
          </table:table-cell>
          <table:table-cell/>
          <table:table-cell table:style-name="ce5" office:value-type="float" office:value="5.30102999566398" calcext:value-type="float">
            <text:p>5.30102999566398</text:p>
          </table:table-cell>
          <table:table-cell table:style-name="ce5" office:value-type="float" office:value="35.6991176283952" calcext:value-type="float">
            <text:p>35.6991176283952</text:p>
          </table:table-cell>
          <table:table-cell table:formula="of:=[.O40]" office:value-type="float" office:value="0.1" calcext:value-type="float">
            <text:p/>
          </table:table-cell>
        </table:table-row>
        <table:table-row table:style-name="ro1">
          <table:table-cell table:number-columns-repeated="9"/>
          <table:table-cell table:style-name="ce5" office:value-type="float" office:value="5.60205999132796" calcext:value-type="float">
            <text:p>5.60205999132796</text:p>
          </table:table-cell>
          <table:table-cell table:formula="of:=20*[.H19]" office:value-type="float" office:value="34.4139692968636" calcext:value-type="float">
            <text:p/>
          </table:table-cell>
          <table:table-cell/>
          <table:table-cell table:style-name="ce5" office:value-type="float" office:value="5.60205999132796" calcext:value-type="float">
            <text:p>5.60205999132796</text:p>
          </table:table-cell>
          <table:table-cell table:style-name="ce5" office:value-type="float" office:value="34.4139692968636" calcext:value-type="float">
            <text:p>34.4139692968636</text:p>
          </table:table-cell>
          <table:table-cell table:formula="of:=[.O41]" office:value-type="float" office:value="0.1" calcext:value-type="float">
            <text:p/>
          </table:table-cell>
        </table:table-row>
        <table:table-row table:style-name="ro1">
          <table:table-cell table:number-columns-repeated="9"/>
          <table:table-cell table:style-name="ce5" office:value-type="float" office:value="5.77815125038364" calcext:value-type="float">
            <text:p>5.77815125038364</text:p>
          </table:table-cell>
          <table:table-cell table:formula="of:=20*[.H20]" office:value-type="float" office:value="30.5629061335786" calcext:value-type="float">
            <text:p/>
          </table:table-cell>
          <table:table-cell/>
          <table:table-cell table:style-name="ce5" office:value-type="float" office:value="5.77815125038364" calcext:value-type="float">
            <text:p>5.77815125038364</text:p>
          </table:table-cell>
          <table:table-cell table:style-name="ce5" office:value-type="float" office:value="30.5629061335786" calcext:value-type="float">
            <text:p>30.5629061335786</text:p>
          </table:table-cell>
          <table:table-cell table:formula="of:=[.O42]" office:value-type="float" office:value="0.1" calcext:value-type="float">
            <text:p/>
          </table:table-cell>
        </table:table-row>
        <table:table-row table:style-name="ro1">
          <table:table-cell table:number-columns-repeated="9"/>
          <table:table-cell table:style-name="ce5" office:value-type="float" office:value="5.90308998699194" calcext:value-type="float">
            <text:p>5.90308998699194</text:p>
          </table:table-cell>
          <table:table-cell table:formula="of:=20*[.H21]" office:value-type="float" office:value="29.5538121598816" calcext:value-type="float">
            <text:p/>
          </table:table-cell>
          <table:table-cell/>
          <table:table-cell table:style-name="ce5" office:value-type="float" office:value="5.90308998699194" calcext:value-type="float">
            <text:p>5.90308998699194</text:p>
          </table:table-cell>
          <table:table-cell table:style-name="ce5" office:value-type="float" office:value="29.5538121598816" calcext:value-type="float">
            <text:p>29.5538121598816</text:p>
          </table:table-cell>
          <table:table-cell table:formula="of:=[.O43]" office:value-type="float" office:value="0.1" calcext:value-type="float">
            <text:p/>
          </table:table-cell>
        </table:table-row>
        <table:table-row table:style-name="ro1">
          <table:table-cell table:number-columns-repeated="9"/>
          <table:table-cell table:style-name="ce5" office:value-type="float" office:value="6" calcext:value-type="float">
            <text:p>6</text:p>
          </table:table-cell>
          <table:table-cell table:formula="of:=20*[.H22]" office:value-type="float" office:value="26.1826894981164" calcext:value-type="float">
            <text:p/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26.1826894981164" calcext:value-type="float">
            <text:p>26.1826894981164</text:p>
          </table:table-cell>
          <table:table-cell table:formula="of:=[.O44]" office:value-type="float" office:value="0.1" calcext:value-type="float">
            <text:p/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style-name="ce6" office:value-type="float" office:value="89.8695652173913" calcext:value-type="float">
            <text:p>89.8695652173913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0" calcext:value-type="float">
            <text:p>200</text:p>
          </table:table-cell>
          <table:table-cell table:style-name="ce6" office:value-type="float" office:value="91.5652173913044" calcext:value-type="float">
            <text:p>91.5652173913044</text:p>
          </table:table-cell>
          <table:table-cell table:formula="of:=[.K48]" office:value-type="float" office:value="0.1" calcext:value-type="float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400" calcext:value-type="float">
            <text:p>400</text:p>
          </table:table-cell>
          <table:table-cell table:style-name="ce6" office:value-type="float" office:value="109.565217391304" calcext:value-type="float">
            <text:p>109.565217391304</text:p>
          </table:table-cell>
          <table:table-cell table:formula="of:=[.K49]" office:value-type="float" office:value="0.1" calcext:value-type="float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600" calcext:value-type="float">
            <text:p>600</text:p>
          </table:table-cell>
          <table:table-cell table:style-name="ce6" office:value-type="float" office:value="120.815217391304" calcext:value-type="float">
            <text:p>120.815217391304</text:p>
          </table:table-cell>
          <table:table-cell table:formula="of:=[.K50]" office:value-type="float" office:value="0.1" calcext:value-type="float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800" calcext:value-type="float">
            <text:p>800</text:p>
          </table:table-cell>
          <table:table-cell table:style-name="ce6" office:value-type="float" office:value="114.45652173913" calcext:value-type="float">
            <text:p>114.45652173913</text:p>
          </table:table-cell>
          <table:table-cell table:formula="of:=[.K51]" office:value-type="float" office:value="0.1" calcext:value-type="float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I48]*10" office:value-type="float" office:value="1000" calcext:value-type="float">
            <text:p/>
          </table:table-cell>
          <table:table-cell table:style-name="ce6" office:value-type="float" office:value="153.880434782609" calcext:value-type="float">
            <text:p>153.880434782609</text:p>
          </table:table-cell>
          <table:table-cell table:formula="of:=[.K52]" office:value-type="float" office:value="0.1" calcext:value-type="float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I49]*10" office:value-type="float" office:value="2000" calcext:value-type="float">
            <text:p/>
          </table:table-cell>
          <table:table-cell table:style-name="ce6" office:value-type="float" office:value="197.119565217391" calcext:value-type="float">
            <text:p>197.119565217391</text:p>
          </table:table-cell>
          <table:table-cell table:formula="of:=[.K53]" office:value-type="float" office:value="0.1" calcext:value-type="float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I50]*10" office:value-type="float" office:value="4000" calcext:value-type="float">
            <text:p/>
          </table:table-cell>
          <table:table-cell table:style-name="ce6" office:value-type="float" office:value="234.363354037267" calcext:value-type="float">
            <text:p>234.363354037267</text:p>
          </table:table-cell>
          <table:table-cell table:formula="of:=[.K54]" office:value-type="float" office:value="0.1" calcext:value-type="float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I51]*10" office:value-type="float" office:value="6000" calcext:value-type="float">
            <text:p/>
          </table:table-cell>
          <table:table-cell table:style-name="ce6" office:value-type="float" office:value="232.546583850932" calcext:value-type="float">
            <text:p>232.546583850932</text:p>
          </table:table-cell>
          <table:table-cell table:formula="of:=[.K55]" office:value-type="float" office:value="0.1" calcext:value-type="float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I52]*10" office:value-type="float" office:value="8000" calcext:value-type="float">
            <text:p/>
          </table:table-cell>
          <table:table-cell table:style-name="ce6" office:value-type="float" office:value="275.54347826087" calcext:value-type="float">
            <text:p>275.54347826087</text:p>
          </table:table-cell>
          <table:table-cell table:formula="of:=[.K56]" office:value-type="float" office:value="0.1" calcext:value-type="float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I53]*10" office:value-type="float" office:value="10000" calcext:value-type="float">
            <text:p/>
          </table:table-cell>
          <table:table-cell table:style-name="ce6" office:value-type="float" office:value="413.315217391304" calcext:value-type="float">
            <text:p>413.315217391304</text:p>
          </table:table-cell>
          <table:table-cell table:formula="of:=[.K57]" office:value-type="float" office:value="0.1" calcext:value-type="float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I54]*10" office:value-type="float" office:value="20000" calcext:value-type="float">
            <text:p/>
          </table:table-cell>
          <table:table-cell table:style-name="ce6" office:value-type="float" office:value="410.135869565217" calcext:value-type="float">
            <text:p>410.135869565217</text:p>
          </table:table-cell>
          <table:table-cell table:formula="of:=[.K58]" office:value-type="float" office:value="0.1" calcext:value-type="float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I55]*10" office:value-type="float" office:value="40000" calcext:value-type="float">
            <text:p/>
          </table:table-cell>
          <table:table-cell table:style-name="ce6" office:value-type="float" office:value="413.315217391304" calcext:value-type="float">
            <text:p>413.315217391304</text:p>
          </table:table-cell>
          <table:table-cell table:formula="of:=[.K59]" office:value-type="float" office:value="0.1" calcext:value-type="float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I56]*10" office:value-type="float" office:value="60000" calcext:value-type="float">
            <text:p/>
          </table:table-cell>
          <table:table-cell table:style-name="ce6" office:value-type="float" office:value="271.304347826087" calcext:value-type="float">
            <text:p>271.304347826087</text:p>
          </table:table-cell>
          <table:table-cell table:formula="of:=[.K60]" office:value-type="float" office:value="0.1" calcext:value-type="float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I57]*10" office:value-type="float" office:value="80000" calcext:value-type="float">
            <text:p/>
          </table:table-cell>
          <table:table-cell table:style-name="ce6" office:value-type="float" office:value="232.546583850932" calcext:value-type="float">
            <text:p>232.546583850932</text:p>
          </table:table-cell>
          <table:table-cell table:formula="of:=[.K61]" office:value-type="float" office:value="0.1" calcext:value-type="float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I58]*10" office:value-type="float" office:value="100000" calcext:value-type="float">
            <text:p/>
          </table:table-cell>
          <table:table-cell table:style-name="ce6" office:value-type="float" office:value="203.478260869565" calcext:value-type="float">
            <text:p>203.478260869565</text:p>
          </table:table-cell>
          <table:table-cell table:formula="of:=[.K62]" office:value-type="float" office:value="0.1" calcext:value-type="float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I59]*10" office:value-type="float" office:value="200000" calcext:value-type="float">
            <text:p/>
          </table:table-cell>
          <table:table-cell table:style-name="ce6" office:value-type="float" office:value="60.9474979491386" calcext:value-type="float">
            <text:p>60.9474979491386</text:p>
          </table:table-cell>
          <table:table-cell table:formula="of:=[.K63]" office:value-type="float" office:value="0.1" calcext:value-type="float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I60]*10" office:value-type="float" office:value="400000" calcext:value-type="float">
            <text:p/>
          </table:table-cell>
          <table:table-cell table:style-name="ce6" office:value-type="float" office:value="52.5652173913044" calcext:value-type="float">
            <text:p>52.5652173913044</text:p>
          </table:table-cell>
          <table:table-cell table:formula="of:=[.K64]" office:value-type="float" office:value="0.1" calcext:value-type="float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I61]*10" office:value-type="float" office:value="600000" calcext:value-type="float">
            <text:p/>
          </table:table-cell>
          <table:table-cell table:style-name="ce6" office:value-type="float" office:value="33.7400177462289" calcext:value-type="float">
            <text:p>33.7400177462289</text:p>
          </table:table-cell>
          <table:table-cell table:formula="of:=[.K65]" office:value-type="float" office:value="0.1" calcext:value-type="float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I62]*10" office:value-type="float" office:value="800000" calcext:value-type="float">
            <text:p/>
          </table:table-cell>
          <table:table-cell table:style-name="ce6" office:value-type="float" office:value="30.0393553223388" calcext:value-type="float">
            <text:p>30.0393553223388</text:p>
          </table:table-cell>
          <table:table-cell table:formula="of:=[.K66]" office:value-type="float" office:value="0.1" calcext:value-type="float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I63]*10" office:value-type="float" office:value="1000000" calcext:value-type="float">
            <text:p/>
          </table:table-cell>
          <table:table-cell table:style-name="ce6" office:value-type="float" office:value="20.3767292490119" calcext:value-type="float">
            <text:p>20.3767292490119</text:p>
          </table:table-cell>
          <table:table-cell table:formula="of:=[.K67]" office:value-type="float" office:value="0.1" calcext:value-type="float">
            <text:p/>
          </table:table-cell>
          <table:table-cell table:number-columns-repeated="4"/>
        </table:table-row>
        <table:table-row table:style-name="ro1" table:number-rows-repeated="1048507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1" number:min-integer-digits="1"/>
    </number:number-style>
    <number:number-style style:name="N123">
      <number:number number:decimal-places="10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3">00-00-0000</text:date>, <text:time style:data-style-name="N2" text:time-value="19:18:15.5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0T09:56:12.933000000</meta:creation-date>
    <meta:generator>LibreOffice/4.2.2.1$Windows_x86 LibreOffice_project/3be8cda0bddd8e430d8cda1ebfd581265cca5a0f</meta:generator>
    <meta:editing-duration>PT3H56M13S</meta:editing-duration>
    <meta:editing-cycles>13</meta:editing-cycles>
    <dc:date>2014-12-23T21:44:55.557000000</dc:date>
    <meta:document-statistic meta:table-count="5" meta:cell-count="6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54cm" svg:y="4.201cm" style:legend-expansion="high" chart:style-name="ch2"/>
        <chart:plot-area chart:style-name="ch3" table:cell-range-address="B_Caract.A2:B_Caract.B18" svg:x="0.77cm" svg:y="0.855cm" svg:width="11.844cm" svg:height="7.545cm">
          <chartooo:coordinate-region svg:x="1.206cm" svg:y="1.054cm" svg:width="11.077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_Caract.B2:B_Caract.B18" chart:class="chart:scatter">
            <chart:domain table:cell-range-address="B_Caract.A2:B_Caract.A18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3">
                <text:p>0.0033</text:p>
                <draw:g>
                  <svg:desc>B_Caract.A2:B_Caract.A18</svg:desc>
                </draw:g>
              </table:table-cell>
              <table:table-cell office:value-type="float" office:value="0.3028">
                <text:p>0.3028</text:p>
                <draw:g>
                  <svg:desc>B_Caract.B2:B_Caract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">
                <text:p>0.007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09">
                <text:p>0.0109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44">
                <text:p>0.0144</text:p>
              </table:table-cell>
              <table:table-cell office:value-type="float" office:value="1.336">
                <text:p>1.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85">
                <text:p>0.0185</text:p>
              </table:table-cell>
              <table:table-cell office:value-type="float" office:value="1.711">
                <text:p>1.7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34">
                <text:p>0.0234</text:p>
              </table:table-cell>
              <table:table-cell office:value-type="float" office:value="1.982">
                <text:p>1.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6">
                <text:p>0.0276</text:p>
              </table:table-cell>
              <table:table-cell office:value-type="float" office:value="2.318">
                <text:p>2.3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23">
                <text:p>0.0323</text:p>
              </table:table-cell>
              <table:table-cell office:value-type="float" office:value="2.698">
                <text:p>2.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66">
                <text:p>0.0366</text:p>
              </table:table-cell>
              <table:table-cell office:value-type="float" office:value="3.072">
                <text:p>3.0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1">
                <text:p>0.0411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6">
                <text:p>0.0456</text:p>
              </table:table-cell>
              <table:table-cell office:value-type="float" office:value="3.777">
                <text:p>3.7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91">
                <text:p>0.0491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31">
                <text:p>0.0531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1">
                <text:p>0.0581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76">
                <text:p>0.067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88">
                <text:p>0.0788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35">
                <text:p>0.0835</text:p>
              </table:table-cell>
              <table:table-cell office:value-type="float" office:value="5.32">
                <text:p>5.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14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43cm" svg:y="4.201cm" style:legend-expansion="high" chart:style-name="ch2"/>
        <chart:plot-area chart:style-name="ch3" table:cell-range-address="E_freq.G2:E_freq.H22" svg:x="0.77cm" svg:y="0.855cm" svg:width="12.433cm" svg:height="7.545cm">
          <chartooo:coordinate-region svg:x="1.682cm" svg:y="1.054cm" svg:width="11.281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_freq.H2:E_freq.H22" chart:class="chart:scatter">
            <chart:domain table:cell-range-address="E_freq.G2:E_freq.G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Colu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E_freq.G2:E_freq.G22</svg:desc>
                </draw:g>
              </table:table-cell>
              <table:table-cell office:value-type="float" office:value="1.9536126406097">
                <text:p>1.9536126406097</text:p>
                <draw:g>
                  <svg:desc>E_freq.H2:E_freq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0102999566398">
                <text:p>2.30102999566398</text:p>
              </table:table-cell>
              <table:table-cell office:value-type="float" office:value="1.96173053083187">
                <text:p>1.96173053083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0205999132796">
                <text:p>2.60205999132796</text:p>
              </table:table-cell>
              <table:table-cell office:value-type="float" office:value="2.03967270476395">
                <text:p>2.039672704763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7815125038364">
                <text:p>2.77815125038364</text:p>
              </table:table-cell>
              <table:table-cell office:value-type="float" office:value="2.08212163968945">
                <text:p>2.082121639689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0308998699194">
                <text:p>2.90308998699194</text:p>
              </table:table-cell>
              <table:table-cell office:value-type="float" office:value="2.05864054383993">
                <text:p>2.058640543839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.18718340471706">
                <text:p>2.18718340471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30102999566398">
                <text:p>3.30102999566398</text:p>
              </table:table-cell>
              <table:table-cell office:value-type="float" office:value="2.2947297325709">
                <text:p>2.29472973257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0205999132796">
                <text:p>3.60205999132796</text:p>
              </table:table-cell>
              <table:table-cell office:value-type="float" office:value="2.3698897046856">
                <text:p>2.36988970468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815125038364">
                <text:p>3.77815125038364</text:p>
              </table:table-cell>
              <table:table-cell office:value-type="float" office:value="2.36650996403422">
                <text:p>2.366509964034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0308998699194">
                <text:p>3.90308998699194</text:p>
              </table:table-cell>
              <table:table-cell office:value-type="float" office:value="2.4401901363238">
                <text:p>2.4401901363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2.61628139537948">
                <text:p>2.616281395379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30102999566398">
                <text:p>4.30102999566398</text:p>
              </table:table-cell>
              <table:table-cell office:value-type="float" office:value="2.61292775337189">
                <text:p>2.612927753371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60205999132796">
                <text:p>4.60205999132796</text:p>
              </table:table-cell>
              <table:table-cell office:value-type="float" office:value="2.61628139537948">
                <text:p>2.616281395379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7815125038364">
                <text:p>4.77815125038364</text:p>
              </table:table-cell>
              <table:table-cell office:value-type="float" office:value="2.43345675366483">
                <text:p>2.433456753664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90308998699194">
                <text:p>4.90308998699194</text:p>
              </table:table-cell>
              <table:table-cell office:value-type="float" office:value="2.36650996403422">
                <text:p>2.366509964034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.30851801705653">
                <text:p>2.308518017056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0102999566398">
                <text:p>5.30102999566398</text:p>
              </table:table-cell>
              <table:table-cell office:value-type="float" office:value="1.78495588141976">
                <text:p>1.784955881419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60205999132796">
                <text:p>5.60205999132796</text:p>
              </table:table-cell>
              <table:table-cell office:value-type="float" office:value="1.72069846484318">
                <text:p>1.720698464843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7815125038364">
                <text:p>5.77815125038364</text:p>
              </table:table-cell>
              <table:table-cell office:value-type="float" office:value="1.52814530667893">
                <text:p>1.528145306678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90308998699194">
                <text:p>5.90308998699194</text:p>
              </table:table-cell>
              <table:table-cell office:value-type="float" office:value="1.47769060799408">
                <text:p>1.477690607994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1.30913447490582">
                <text:p>1.309134474905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